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7681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0.7339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7118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678in"/>
    </style:style>
    <style:style style:name="co17" style:family="table-column">
      <style:table-column-properties fo:break-before="auto" style:column-width="0.9728in"/>
    </style:style>
    <style:style style:name="co18" style:family="table-column">
      <style:table-column-properties fo:break-before="auto" style:column-width="0.8126in"/>
    </style:style>
    <style:style style:name="co19" style:family="table-column">
      <style:table-column-properties fo:break-before="auto" style:column-width="0.7583in"/>
    </style:style>
    <style:style style:name="co20" style:family="table-column">
      <style:table-column-properties fo:break-before="auto" style:column-width="0.7764in"/>
    </style:style>
    <style:style style:name="co21" style:family="table-column">
      <style:table-column-properties fo:break-before="auto" style:column-width="0.7945in"/>
    </style:style>
    <style:style style:name="co22" style:family="table-column">
      <style:table-column-properties fo:break-before="auto" style:column-width="0.8299in"/>
    </style:style>
    <style:style style:name="co23" style:family="table-column">
      <style:table-column-properties fo:break-before="auto" style:column-width="0.7409in"/>
    </style:style>
    <style:style style:name="co24" style:family="table-column">
      <style:table-column-properties fo:break-before="auto" style:column-width="0.9374in"/>
    </style:style>
    <style:style style:name="co25" style:family="table-column">
      <style:table-column-properties fo:break-before="auto" style:column-width="0.8835in"/>
    </style:style>
    <style:style style:name="co26" style:family="table-column">
      <style:table-column-properties fo:break-before="auto" style:column-width="0.848in"/>
    </style:style>
    <style:style style:name="co27" style:family="table-column">
      <style:table-column-properties fo:break-before="auto" style:column-width="0.9016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8661in"/>
    </style:style>
    <style:style style:name="co30" style:family="table-column">
      <style:table-column-properties fo:break-before="auto" style:column-width="1.0091in"/>
    </style:style>
    <style:style style:name="co31" style:family="table-column">
      <style:table-column-properties fo:break-before="auto" style:column-width="0.9547in"/>
    </style:style>
    <style:style style:name="co32" style:family="table-column">
      <style:table-column-properties fo:break-before="auto" style:column-width="0.9909in"/>
    </style:style>
    <style:style style:name="co33" style:family="table-column">
      <style:table-column-properties fo:break-before="auto" style:column-width="0.598in"/>
    </style:style>
    <style:style style:name="co34" style:family="table-column">
      <style:table-column-properties fo:break-before="auto" style:column-width="0.5799in"/>
    </style:style>
    <style:style style:name="co35" style:family="table-column">
      <style:table-column-properties fo:break-before="auto" style:column-width="0.6335in"/>
    </style:style>
    <style:style style:name="co36" style:family="table-column">
      <style:table-column-properties fo:break-before="auto" style:column-width="0.6154in"/>
    </style:style>
    <style:style style:name="co37" style:family="table-column">
      <style:table-column-properties fo:break-before="auto" style:column-width="0.7335in"/>
    </style:style>
    <style:style style:name="co38" style:family="table-column">
      <style:table-column-properties fo:break-before="auto" style:column-width="0.7016in"/>
    </style:style>
    <style:style style:name="co39" style:family="table-column">
      <style:table-column-properties fo:break-before="auto" style:column-width="0.7866in"/>
    </style:style>
    <style:style style:name="co40" style:family="table-column">
      <style:table-column-properties fo:break-before="auto" style:column-width="0.6634in"/>
    </style:style>
    <style:style style:name="co41" style:family="table-column">
      <style:table-column-properties fo:break-before="auto" style:column-width="0.7465in"/>
    </style:style>
    <style:style style:name="co42" style:family="table-column">
      <style:table-column-properties fo:break-before="auto" style:column-width="0.7346in"/>
    </style:style>
    <style:style style:name="co43" style:family="table-column">
      <style:table-column-properties fo:break-before="auto" style:column-width="0.8181in"/>
    </style:style>
    <style:style style:name="co44" style:family="table-column">
      <style:table-column-properties fo:break-before="auto" style:column-width="0.8063in"/>
    </style:style>
    <style:style style:name="co45" style:family="table-column">
      <style:table-column-properties fo:break-before="auto" style:column-width="0.711in"/>
    </style:style>
    <style:style style:name="co46" style:family="table-column">
      <style:table-column-properties fo:break-before="auto" style:column-width="0.798in"/>
    </style:style>
    <style:style style:name="co47" style:family="table-column">
      <style:table-column-properties fo:break-before="auto" style:column-width="0.9264in"/>
    </style:style>
    <style:style style:name="co48" style:family="table-column">
      <style:table-column-properties fo:break-before="auto" style:column-width="0.8945in"/>
    </style:style>
    <style:style style:name="co49" style:family="table-column">
      <style:table-column-properties fo:break-before="auto" style:column-width="0.9799in"/>
    </style:style>
    <style:style style:name="co50" style:family="table-column">
      <style:table-column-properties fo:break-before="auto" style:column-width="1.0327in"/>
    </style:style>
    <style:style style:name="co51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an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6" office:value-type="string" calcext:value-type="string">
            <text:p>nRMSE_A</text:p>
          </table:table-cell>
          <table:table-cell table:style-name="ce6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887" calcext:value-type="float">
            <text:p>0.4887</text:p>
          </table:table-cell>
          <table:table-cell office:value-type="float" office:value="1.3133" calcext:value-type="float">
            <text:p>1.3133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6991" calcext:value-type="float">
            <text:p>0.6991</text:p>
          </table:table-cell>
          <table:table-cell office:value-type="float" office:value="1.146" calcext:value-type="float">
            <text:p>1.146</text:p>
          </table:table-cell>
          <table:table-cell table:style-name="ce5" office:value-type="float" office:value="0.4852" calcext:value-type="float">
            <text:p>0.4852</text:p>
          </table:table-cell>
          <table:table-cell table:style-name="ce5" office:value-type="float" office:value="0.4777" calcext:value-type="float">
            <text:p>0.4777</text:p>
          </table:table-cell>
          <table:table-cell table:style-name="ce12" office:value-type="float" office:value="0.9021" calcext:value-type="float">
            <text:p>0.9021</text:p>
          </table:table-cell>
          <table:table-cell table:style-name="ce12" office:value-type="float" office:value="0.9082" calcext:value-type="float">
            <text:p>0.908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6351" calcext:value-type="float">
            <text:p>0.6351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043" calcext:value-type="float">
            <text:p>0.04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1.0199" calcext:value-type="float">
            <text:p>1.0199</text:p>
          </table:table-cell>
          <table:table-cell table:style-name="ce5" office:value-type="float" office:value="0.5531" calcext:value-type="float">
            <text:p>0.5531</text:p>
          </table:table-cell>
          <table:table-cell table:style-name="ce5" office:value-type="float" office:value="0.4252" calcext:value-type="float">
            <text:p>0.4252</text:p>
          </table:table-cell>
          <table:table-cell table:style-name="ce12" office:value-type="float" office:value="0.846" calcext:value-type="float">
            <text:p>0.846</text:p>
          </table:table-cell>
          <table:table-cell table:style-name="ce12" office:value-type="float" office:value="0.9151" calcext:value-type="float">
            <text:p>0.915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7652" calcext:value-type="float">
            <text:p>1.7652</text:p>
          </table:table-cell>
          <table:table-cell office:value-type="float" office:value="5.3691" calcext:value-type="float">
            <text:p>5.3691</text:p>
          </table:table-cell>
          <table:table-cell office:value-type="float" office:value="0.9037" calcext:value-type="float">
            <text:p>0.9037</text:p>
          </table:table-cell>
          <table:table-cell office:value-type="float" office:value="1.4953" calcext:value-type="float">
            <text:p>1.4953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3803" calcext:value-type="float">
            <text:p>0.3803</text:p>
          </table:table-cell>
          <table:table-cell office:value-type="float" office:value="1.3286" calcext:value-type="float">
            <text:p>1.3286</text:p>
          </table:table-cell>
          <table:table-cell office:value-type="float" office:value="2.3171" calcext:value-type="float">
            <text:p>2.3171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9659" calcext:value-type="float">
            <text:p>0.9659</text:p>
          </table:table-cell>
          <table:table-cell table:style-name="ce12" office:value-type="float" office:value="0.4348" calcext:value-type="float">
            <text:p>0.4348</text:p>
          </table:table-cell>
          <table:table-cell table:style-name="ce12" office:value-type="float" office:value="0.3191" calcext:value-type="float">
            <text:p>0.319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7753" calcext:value-type="float">
            <text:p>1.7753</text:p>
          </table:table-cell>
          <table:table-cell office:value-type="float" office:value="4.3522" calcext:value-type="float">
            <text:p>4.3522</text:p>
          </table:table-cell>
          <table:table-cell office:value-type="float" office:value="0.8795" calcext:value-type="float">
            <text:p>0.8795</text:p>
          </table:table-cell>
          <table:table-cell office:value-type="float" office:value="1.4543" calcext:value-type="float">
            <text:p>1.4543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998" calcext:value-type="float">
            <text:p>0.4998</text:p>
          </table:table-cell>
          <table:table-cell office:value-type="float" office:value="1.3324" calcext:value-type="float">
            <text:p>1.3324</text:p>
          </table:table-cell>
          <table:table-cell office:value-type="float" office:value="2.0862" calcext:value-type="float">
            <text:p>2.0862</text:p>
          </table:table-cell>
          <table:table-cell table:style-name="ce5" office:value-type="float" office:value="0.9248" calcext:value-type="float">
            <text:p>0.9248</text:p>
          </table:table-cell>
          <table:table-cell table:style-name="ce5" office:value-type="float" office:value="0.8697" calcext:value-type="float">
            <text:p>0.8697</text:p>
          </table:table-cell>
          <table:table-cell table:style-name="ce12" office:value-type="float" office:value="0.4726" calcext:value-type="float">
            <text:p>0.4726</text:p>
          </table:table-cell>
          <table:table-cell table:style-name="ce12" office:value-type="float" office:value="0.553" calcext:value-type="float">
            <text:p>0.55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84" calcext:value-type="float">
            <text:p>0.984</text:p>
          </table:table-cell>
          <table:table-cell office:value-type="float" office:value="1.0934" calcext:value-type="float">
            <text:p>1.093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9919" calcext:value-type="float">
            <text:p>0.9919</text:p>
          </table:table-cell>
          <table:table-cell office:value-type="float" office:value="1.0457" calcext:value-type="float">
            <text:p>1.0457</text:p>
          </table:table-cell>
          <table:table-cell table:style-name="ce5" office:value-type="float" office:value="0.6885" calcext:value-type="float">
            <text:p>0.6885</text:p>
          </table:table-cell>
          <table:table-cell table:style-name="ce5" office:value-type="float" office:value="0.4359" calcext:value-type="float">
            <text:p>0.4359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9192" calcext:value-type="float">
            <text:p>0.91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0563" calcext:value-type="float">
            <text:p>3.0563</text:p>
          </table:table-cell>
          <table:table-cell office:value-type="float" office:value="8.0037" calcext:value-type="float">
            <text:p>8.0037</text:p>
          </table:table-cell>
          <table:table-cell office:value-type="float" office:value="1.2039" calcext:value-type="float">
            <text:p>1.2039</text:p>
          </table:table-cell>
          <table:table-cell office:value-type="float" office:value="1.8611" calcext:value-type="float">
            <text:p>1.8611</text:p>
          </table:table-cell>
          <table:table-cell office:value-type="float" office:value="-0.3016" calcext:value-type="float">
            <text:p>-0.3016</text:p>
          </table:table-cell>
          <table:table-cell office:value-type="float" office:value="-0.4233" calcext:value-type="float">
            <text:p>-0.4233</text:p>
          </table:table-cell>
          <table:table-cell office:value-type="float" office:value="1.7482" calcext:value-type="float">
            <text:p>1.7482</text:p>
          </table:table-cell>
          <table:table-cell office:value-type="float" office:value="2.8291" calcext:value-type="float">
            <text:p>2.8291</text:p>
          </table:table-cell>
          <table:table-cell table:style-name="ce5" office:value-type="float" office:value="1.2134" calcext:value-type="float">
            <text:p>1.2134</text:p>
          </table:table-cell>
          <table:table-cell table:style-name="ce5" office:value-type="float" office:value="1.1793" calcext:value-type="float">
            <text:p>1.1793</text:p>
          </table:table-cell>
          <table:table-cell table:style-name="ce12" office:value-type="float" office:value="0.2536" calcext:value-type="float">
            <text:p>0.2536</text:p>
          </table:table-cell>
          <table:table-cell table:style-name="ce12" office:value-type="float" office:value="0.1188" calcext:value-type="float">
            <text:p>0.118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1.6385" calcext:value-type="float">
            <text:p>1.6385</text:p>
          </table:table-cell>
          <table:table-cell office:value-type="float" office:value="3.6564" calcext:value-type="float">
            <text:p>3.6564</text:p>
          </table:table-cell>
          <table:table-cell office:value-type="float" office:value="0.8761" calcext:value-type="float">
            <text:p>0.8761</text:p>
          </table:table-cell>
          <table:table-cell office:value-type="float" office:value="1.3938" calcext:value-type="float">
            <text:p>1.3938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0487" calcext:value-type="float">
            <text:p>0.0487</text:p>
          </table:table-cell>
          <table:table-cell office:value-type="float" office:value="1.28" calcext:value-type="float">
            <text:p>1.28</text:p>
          </table:table-cell>
          <table:table-cell office:value-type="float" office:value="1.9122" calcext:value-type="float">
            <text:p>1.9122</text:p>
          </table:table-cell>
          <table:table-cell table:style-name="ce5" office:value-type="float" office:value="0.8884" calcext:value-type="float">
            <text:p>0.8884</text:p>
          </table:table-cell>
          <table:table-cell table:style-name="ce5" office:value-type="float" office:value="0.7971" calcext:value-type="float">
            <text:p>0.7971</text:p>
          </table:table-cell>
          <table:table-cell table:style-name="ce12" office:value-type="float" office:value="0.5045" calcext:value-type="float">
            <text:p>0.5045</text:p>
          </table:table-cell>
          <table:table-cell table:style-name="ce12" office:value-type="float" office:value="0.6042" calcext:value-type="float">
            <text:p>0.604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1.9875" calcext:value-type="float">
            <text:p>1.9875</text:p>
          </table:table-cell>
          <table:table-cell office:value-type="float" office:value="5.7742" calcext:value-type="float">
            <text:p>5.7742</text:p>
          </table:table-cell>
          <table:table-cell office:value-type="float" office:value="0.936" calcext:value-type="float">
            <text:p>0.936</text:p>
          </table:table-cell>
          <table:table-cell office:value-type="float" office:value="1.5843" calcext:value-type="float">
            <text:p>1.5843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1944" calcext:value-type="float">
            <text:p>0.1944</text:p>
          </table:table-cell>
          <table:table-cell office:value-type="float" office:value="1.4098" calcext:value-type="float">
            <text:p>1.4098</text:p>
          </table:table-cell>
          <table:table-cell office:value-type="float" office:value="2.403" calcext:value-type="float">
            <text:p>2.403</text:p>
          </table:table-cell>
          <table:table-cell table:style-name="ce5" office:value-type="float" office:value="0.9785" calcext:value-type="float">
            <text:p>0.9785</text:p>
          </table:table-cell>
          <table:table-cell table:style-name="ce5" office:value-type="float" office:value="1.0017" calcext:value-type="float">
            <text:p>1.0017</text:p>
          </table:table-cell>
          <table:table-cell table:style-name="ce12" office:value-type="float" office:value="0.4422" calcext:value-type="float">
            <text:p>0.4422</text:p>
          </table:table-cell>
          <table:table-cell table:style-name="ce12" office:value-type="float" office:value="0.4461" calcext:value-type="float">
            <text:p>0.4461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12" table:number-rows-spanned="1">
            <text:p>To Alanine mutations (1220 entries, μ = 1.079, σ = 1.441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 table:number-columns-spanned="12" table:number-rows-spanned="1">
            <text:p>To non-Alanine mutations (1300 entries, μ = 1.136, σ = 2.399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14"/>
        </table:table-row>
      </table:table>
      <table:table table:name="dimer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D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D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D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D</text:p>
          </table:table-cell>
          <table:table-cell table:style-name="ce6" office:value-type="string" calcext:value-type="string">
            <text:p>nRMSE_D</text:p>
          </table:table-cell>
          <table:table-cell table:style-name="ce6" office:value-type="string" calcext:value-type="string">
            <text:p>nRMSE_nD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14" calcext:value-type="float">
            <text:p>1.1214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1278" calcext:value-type="float">
            <text:p>0.1278</text:p>
          </table:table-cell>
          <table:table-cell office:value-type="float" office:value="1.059" calcext:value-type="float">
            <text:p>1.059</text:p>
          </table:table-cell>
          <table:table-cell office:value-type="float" office:value="0.7364" calcext:value-type="float">
            <text:p>0.7364</text:p>
          </table:table-cell>
          <table:table-cell table:style-name="ce5" office:value-type="float" office:value="0.4883" calcext:value-type="float">
            <text:p>0.4883</text:p>
          </table:table-cell>
          <table:table-cell table:style-name="ce5" office:value-type="float" office:value="0.4512" calcext:value-type="float">
            <text:p>0.4512</text:p>
          </table:table-cell>
          <table:table-cell table:style-name="ce12" office:value-type="float" office:value="0.9046" calcext:value-type="float">
            <text:p>0.9046</text:p>
          </table:table-cell>
          <table:table-cell table:style-name="ce12" office:value-type="float" office:value="0.9141" calcext:value-type="float">
            <text:p>0.914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165" calcext:value-type="float">
            <text:p>0.5165</text:p>
          </table:table-cell>
          <table:table-cell office:value-type="float" office:value="1.4317" calcext:value-type="float">
            <text:p>1.4317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7187" calcext:value-type="float">
            <text:p>0.7187</text:p>
          </table:table-cell>
          <table:table-cell office:value-type="float" office:value="1.1965" calcext:value-type="float">
            <text:p>1.1965</text:p>
          </table:table-cell>
          <table:table-cell table:style-name="ce5" office:value-type="float" office:value="0.3314" calcext:value-type="float">
            <text:p>0.3314</text:p>
          </table:table-cell>
          <table:table-cell table:style-name="ce5" office:value-type="float" office:value="0.7332" calcext:value-type="float">
            <text:p>0.7332</text:p>
          </table:table-cell>
          <table:table-cell table:style-name="ce12" office:value-type="float" office:value="0.9523" calcext:value-type="float">
            <text:p>0.9523</text:p>
          </table:table-cell>
          <table:table-cell table:style-name="ce12" office:value-type="float" office:value="0.7101" calcext:value-type="float">
            <text:p>0.7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605" calcext:value-type="float">
            <text:p>4.3605</text:p>
          </table:table-cell>
          <table:table-cell office:value-type="float" office:value="2.3039" calcext:value-type="float">
            <text:p>2.3039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1514" calcext:value-type="float">
            <text:p>0.1514</text:p>
          </table:table-cell>
          <table:table-cell office:value-type="float" office:value="2.0882" calcext:value-type="float">
            <text:p>2.0882</text:p>
          </table:table-cell>
          <table:table-cell office:value-type="float" office:value="1.5179" calcext:value-type="float">
            <text:p>1.5179</text:p>
          </table:table-cell>
          <table:table-cell table:style-name="ce5" office:value-type="float" office:value="0.9629" calcext:value-type="float">
            <text:p>0.9629</text:p>
          </table:table-cell>
          <table:table-cell table:style-name="ce5" office:value-type="float" office:value="0.93" calcext:value-type="float">
            <text:p>0.93</text:p>
          </table:table-cell>
          <table:table-cell table:style-name="ce12" office:value-type="float" office:value="0.3227" calcext:value-type="float">
            <text:p>0.3227</text:p>
          </table:table-cell>
          <table:table-cell table:style-name="ce12" office:value-type="float" office:value="0.4067" calcext:value-type="float">
            <text:p>0.40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2112" calcext:value-type="float">
            <text:p>3.2112</text:p>
          </table:table-cell>
          <table:table-cell office:value-type="float" office:value="2.9134" calcext:value-type="float">
            <text:p>2.9134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1053" calcext:value-type="float">
            <text:p>1.1053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7595" calcext:value-type="float">
            <text:p>0.7595</text:p>
          </table:table-cell>
          <table:table-cell office:value-type="float" office:value="1.792" calcext:value-type="float">
            <text:p>1.792</text:p>
          </table:table-cell>
          <table:table-cell office:value-type="float" office:value="1.7069" calcext:value-type="float">
            <text:p>1.7069</text:p>
          </table:table-cell>
          <table:table-cell table:style-name="ce5" office:value-type="float" office:value="0.8263" calcext:value-type="float">
            <text:p>0.8263</text:p>
          </table:table-cell>
          <table:table-cell table:style-name="ce5" office:value-type="float" office:value="1.0459" calcext:value-type="float">
            <text:p>1.0459</text:p>
          </table:table-cell>
          <table:table-cell table:style-name="ce12" office:value-type="float" office:value="0.5946" calcext:value-type="float">
            <text:p>0.5946</text:p>
          </table:table-cell>
          <table:table-cell table:style-name="ce12" office:value-type="float" office:value="0.3737" calcext:value-type="float">
            <text:p>0.37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0824" calcext:value-type="float">
            <text:p>0.0824</text:p>
          </table:table-cell>
          <table:table-cell office:value-type="float" office:value="1.0455" calcext:value-type="float">
            <text:p>1.0455</text:p>
          </table:table-cell>
          <table:table-cell office:value-type="float" office:value="0.9726" calcext:value-type="float">
            <text:p>0.9726</text:p>
          </table:table-cell>
          <table:table-cell table:style-name="ce5" office:value-type="float" office:value="0.4821" calcext:value-type="float">
            <text:p>0.4821</text:p>
          </table:table-cell>
          <table:table-cell table:style-name="ce5" office:value-type="float" office:value="0.5959" calcext:value-type="float">
            <text:p>0.5959</text:p>
          </table:table-cell>
          <table:table-cell table:style-name="ce12" office:value-type="float" office:value="0.9017" calcext:value-type="float">
            <text:p>0.9017</text:p>
          </table:table-cell>
          <table:table-cell table:style-name="ce12" office:value-type="float" office:value="0.8109" calcext:value-type="float">
            <text:p>0.81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021" calcext:value-type="float">
            <text:p>6.4021</text:p>
          </table:table-cell>
          <table:table-cell office:value-type="float" office:value="4.1851" calcext:value-type="float">
            <text:p>4.1851</text:p>
          </table:table-cell>
          <table:table-cell office:value-type="float" office:value="1.6376" calcext:value-type="float">
            <text:p>1.6376</text:p>
          </table:table-cell>
          <table:table-cell office:value-type="float" office:value="1.3731" calcext:value-type="float">
            <text:p>1.3731</text:p>
          </table:table-cell>
          <table:table-cell office:value-type="float" office:value="-0.2829" calcext:value-type="float">
            <text:p>-0.2829</text:p>
          </table:table-cell>
          <table:table-cell office:value-type="float" office:value="-0.5105" calcext:value-type="float">
            <text:p>-0.5105</text:p>
          </table:table-cell>
          <table:table-cell office:value-type="float" office:value="2.5302" calcext:value-type="float">
            <text:p>2.5302</text:p>
          </table:table-cell>
          <table:table-cell office:value-type="float" office:value="2.0458" calcext:value-type="float">
            <text:p>2.0458</text:p>
          </table:table-cell>
          <table:table-cell table:style-name="ce5" office:value-type="float" office:value="1.1667" calcext:value-type="float">
            <text:p>1.1667</text:p>
          </table:table-cell>
          <table:table-cell table:style-name="ce5" office:value-type="float" office:value="1.2535" calcext:value-type="float">
            <text:p>1.2535</text:p>
          </table:table-cell>
          <table:table-cell table:style-name="ce12" office:value-type="float" office:value="0.1088" calcext:value-type="float">
            <text:p>0.1088</text:p>
          </table:table-cell>
          <table:table-cell table:style-name="ce12" office:value-type="float" office:value="0.2811" calcext:value-type="float">
            <text:p>0.28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2.6102" calcext:value-type="float">
            <text:p>2.6102</text:p>
          </table:table-cell>
          <table:table-cell office:value-type="float" office:value="2.8038" calcext:value-type="float">
            <text:p>2.8038</text:p>
          </table:table-cell>
          <table:table-cell office:value-type="float" office:value="1.1923" calcext:value-type="float">
            <text:p>1.192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0.3227" calcext:value-type="float">
            <text:p>0.3227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745" calcext:value-type="float">
            <text:p>1.6745</text:p>
          </table:table-cell>
          <table:table-cell table:style-name="ce5" office:value-type="float" office:value="0.745" calcext:value-type="float">
            <text:p>0.745</text:p>
          </table:table-cell>
          <table:table-cell table:style-name="ce5" office:value-type="float" office:value="1.026" calcext:value-type="float">
            <text:p>1.026</text:p>
          </table:table-cell>
          <table:table-cell table:style-name="ce12" office:value-type="float" office:value="0.6799" calcext:value-type="float">
            <text:p>0.6799</text:p>
          </table:table-cell>
          <table:table-cell table:style-name="ce12" office:value-type="float" office:value="0.3896" calcext:value-type="float">
            <text:p>0.3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4.5749" calcext:value-type="float">
            <text:p>4.5749</text:p>
          </table:table-cell>
          <table:table-cell office:value-type="float" office:value="2.8038" calcext:value-type="float">
            <text:p>2.8038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055" calcext:value-type="float">
            <text:p>1.055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3227" calcext:value-type="float">
            <text:p>0.3227</text:p>
          </table:table-cell>
          <table:table-cell office:value-type="float" office:value="2.1389" calcext:value-type="float">
            <text:p>2.1389</text:p>
          </table:table-cell>
          <table:table-cell office:value-type="float" office:value="1.6745" calcext:value-type="float">
            <text:p>1.6745</text:p>
          </table:table-cell>
          <table:table-cell table:style-name="ce5" office:value-type="float" office:value="0.9863" calcext:value-type="float">
            <text:p>0.9863</text:p>
          </table:table-cell>
          <table:table-cell table:style-name="ce5" office:value-type="float" office:value="1.026" calcext:value-type="float">
            <text:p>1.026</text:p>
          </table:table-cell>
          <table:table-cell table:style-name="ce12" office:value-type="float" office:value="0.4606" calcext:value-type="float">
            <text:p>0.4606</text:p>
          </table:table-cell>
          <table:table-cell table:style-name="ce12" office:value-type="float" office:value="0.3896" calcext:value-type="float">
            <text:p>0.38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12" table:number-rows-spanned="1">
            <text:p>Mutations in Dimeric interactions (1618 entries, μ = 1.135, σ = 2.169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 table:number-columns-spanned="12" table:number-rows-spanned="1">
            <text:p>Mutations in Multimeric interactions with more than two chains (902 entries, μ = 1.062, σ = 1.632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12"/>
        </table:table-row>
      </table:table>
      <table:table table:name="interfac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13" table:default-cell-style-name="ce12"/>
        <table:table-column table:style-name="co3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5" table:default-cell-style-name="ce12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I</text:p>
          </table:table-cell>
          <table:table-cell table:style-name="ce10" office:value-type="string" calcext:value-type="string">
            <text:p>MSE_nI</text:p>
          </table:table-cell>
          <table:table-cell table:style-name="ce10" office:value-type="string" calcext:value-type="string">
            <text:p>MAE_I</text:p>
          </table:table-cell>
          <table:table-cell table:style-name="ce10" office:value-type="string" calcext:value-type="string">
            <text:p>MAE_nI</text:p>
          </table:table-cell>
          <table:table-cell table:style-name="ce10" office:value-type="string" calcext:value-type="string">
            <text:p>MSigE_I</text:p>
          </table:table-cell>
          <table:table-cell table:style-name="ce10" office:value-type="string" calcext:value-type="string">
            <text:p>MSigE_nI</text:p>
          </table:table-cell>
          <table:table-cell table:style-name="ce10" office:value-type="string" calcext:value-type="string">
            <text:p>RMSE_I</text:p>
          </table:table-cell>
          <table:table-cell table:style-name="ce10" office:value-type="string" calcext:value-type="string">
            <text:p>RMSE_nI</text:p>
          </table:table-cell>
          <table:table-cell table:style-name="ce6" office:value-type="string" calcext:value-type="string">
            <text:p>nRMSE_I</text:p>
          </table:table-cell>
          <table:table-cell table:style-name="ce6" office:value-type="string" calcext:value-type="string">
            <text:p>nRMSE_nI</text:p>
          </table:table-cell>
          <table:table-cell table:style-name="ce10" office:value-type="string" calcext:value-type="string">
            <text:p>ρ_I</text:p>
          </table:table-cell>
          <table:table-cell table:style-name="ce10" office:value-type="string" calcext:value-type="string">
            <text:p>ρ_n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0854" calcext:value-type="float">
            <text:p>1.0854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543" calcext:value-type="float">
            <text:p>0.0543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5596" calcext:value-type="float">
            <text:p>0.5596</text:p>
          </table:table-cell>
          <table:table-cell table:style-name="ce5" office:value-type="float" office:value="0.4839" calcext:value-type="float">
            <text:p>0.4839</text:p>
          </table:table-cell>
          <table:table-cell table:style-name="ce5" office:value-type="float" office:value="0.5552" calcext:value-type="float">
            <text:p>0.5552</text:p>
          </table:table-cell>
          <table:table-cell table:style-name="ce12" office:value-type="float" office:value="0.9052" calcext:value-type="float">
            <text:p>0.9052</text:p>
          </table:table-cell>
          <table:table-cell table:style-name="ce12" office:value-type="float" office:value="0.8683" calcext:value-type="float">
            <text:p>0.86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1202" calcext:value-type="float">
            <text:p>0.1202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983" calcext:value-type="float">
            <text:p>0.983</text:p>
          </table:table-cell>
          <table:table-cell office:value-type="float" office:value="0.6447" calcext:value-type="float">
            <text:p>0.6447</text:p>
          </table:table-cell>
          <table:table-cell table:style-name="ce5" office:value-type="float" office:value="0.4566" calcext:value-type="float">
            <text:p>0.4566</text:p>
          </table:table-cell>
          <table:table-cell table:style-name="ce5" office:value-type="float" office:value="0.6396" calcext:value-type="float">
            <text:p>0.6396</text:p>
          </table:table-cell>
          <table:table-cell table:style-name="ce12" office:value-type="float" office:value="0.9004" calcext:value-type="float">
            <text:p>0.9004</text:p>
          </table:table-cell>
          <table:table-cell table:style-name="ce12" office:value-type="float" office:value="0.7785" calcext:value-type="float">
            <text:p>0.77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727" calcext:value-type="float">
            <text:p>4.3727</text:p>
          </table:table-cell>
          <table:table-cell office:value-type="float" office:value="0.9991" calcext:value-type="float">
            <text:p>0.9991</text:p>
          </table:table-cell>
          <table:table-cell office:value-type="float" office:value="1.377" calcext:value-type="float">
            <text:p>1.37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84" calcext:value-type="float">
            <text:p>0.084</text:p>
          </table:table-cell>
          <table:table-cell office:value-type="float" office:value="2.0911" calcext:value-type="float">
            <text:p>2.0911</text:p>
          </table:table-cell>
          <table:table-cell office:value-type="float" office:value="0.9995" calcext:value-type="float">
            <text:p>0.9995</text:p>
          </table:table-cell>
          <table:table-cell table:style-name="ce5" office:value-type="float" office:value="0.9713" calcext:value-type="float">
            <text:p>0.9713</text:p>
          </table:table-cell>
          <table:table-cell table:style-name="ce5" office:value-type="float" office:value="0.9916" calcext:value-type="float">
            <text:p>0.9916</text:p>
          </table:table-cell>
          <table:table-cell table:style-name="ce12" office:value-type="float" office:value="0.3098" calcext:value-type="float">
            <text:p>0.3098</text:p>
          </table:table-cell>
          <table:table-cell table:style-name="ce12" office:value-type="float" office:value="0.2134" calcext:value-type="float">
            <text:p>0.21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0175" calcext:value-type="float">
            <text:p>1.0175</text:p>
          </table:table-cell>
          <table:table-cell office:value-type="float" office:value="1.3445" calcext:value-type="float">
            <text:p>1.344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506" calcext:value-type="float">
            <text:p>0.2506</text:p>
          </table:table-cell>
          <table:table-cell office:value-type="float" office:value="1.9234" calcext:value-type="float">
            <text:p>1.9234</text:p>
          </table:table-cell>
          <table:table-cell office:value-type="float" office:value="1.0087" calcext:value-type="float">
            <text:p>1.0087</text:p>
          </table:table-cell>
          <table:table-cell table:style-name="ce5" office:value-type="float" office:value="0.8934" calcext:value-type="float">
            <text:p>0.8934</text:p>
          </table:table-cell>
          <table:table-cell table:style-name="ce5" office:value-type="float" office:value="1.0007" calcext:value-type="float">
            <text:p>1.0007</text:p>
          </table:table-cell>
          <table:table-cell table:style-name="ce12" office:value-type="float" office:value="0.5156" calcext:value-type="float">
            <text:p>0.5156</text:p>
          </table:table-cell>
          <table:table-cell table:style-name="ce12" office:value-type="float" office:value="0.2505" calcext:value-type="float">
            <text:p>0.25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1715" calcext:value-type="float">
            <text:p>1.1715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4623" calcext:value-type="float">
            <text:p>0.4623</text:p>
          </table:table-cell>
          <table:table-cell office:value-type="float" office:value="0.1455" calcext:value-type="float">
            <text:p>0.1455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1.0823" calcext:value-type="float">
            <text:p>1.0823</text:p>
          </table:table-cell>
          <table:table-cell office:value-type="float" office:value="0.7621" calcext:value-type="float">
            <text:p>0.7621</text:p>
          </table:table-cell>
          <table:table-cell table:style-name="ce5" office:value-type="float" office:value="0.5027" calcext:value-type="float">
            <text:p>0.5027</text:p>
          </table:table-cell>
          <table:table-cell table:style-name="ce5" office:value-type="float" office:value="0.756" calcext:value-type="float">
            <text:p>0.756</text:p>
          </table:table-cell>
          <table:table-cell table:style-name="ce12" office:value-type="float" office:value="0.8867" calcext:value-type="float">
            <text:p>0.8867</text:p>
          </table:table-cell>
          <table:table-cell table:style-name="ce12" office:value-type="float" office:value="0.6592" calcext:value-type="float">
            <text:p>0.65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907" calcext:value-type="float">
            <text:p>6.4907</text:p>
          </table:table-cell>
          <table:table-cell office:value-type="float" office:value="2.514" calcext:value-type="float">
            <text:p>2.514</text:p>
          </table:table-cell>
          <table:table-cell office:value-type="float" office:value="1.6951" calcext:value-type="float">
            <text:p>1.6951</text:p>
          </table:table-cell>
          <table:table-cell office:value-type="float" office:value="1.0091" calcext:value-type="float">
            <text:p>1.0091</text:p>
          </table:table-cell>
          <table:table-cell office:value-type="float" office:value="-0.3459" calcext:value-type="float">
            <text:p>-0.3459</text:p>
          </table:table-cell>
          <table:table-cell office:value-type="float" office:value="-0.4293" calcext:value-type="float">
            <text:p>-0.4293</text:p>
          </table:table-cell>
          <table:table-cell office:value-type="float" office:value="2.5477" calcext:value-type="float">
            <text:p>2.5477</text:p>
          </table:table-cell>
          <table:table-cell office:value-type="float" office:value="1.5856" calcext:value-type="float">
            <text:p>1.5856</text:p>
          </table:table-cell>
          <table:table-cell table:style-name="ce5" office:value-type="float" office:value="1.1833" calcext:value-type="float">
            <text:p>1.1833</text:p>
          </table:table-cell>
          <table:table-cell table:style-name="ce5" office:value-type="float" office:value="1.5729" calcext:value-type="float">
            <text:p>1.5729</text:p>
          </table:table-cell>
          <table:table-cell table:style-name="ce12" office:value-type="float" office:value="0.1252" calcext:value-type="float">
            <text:p>0.1252</text:p>
          </table:table-cell>
          <table:table-cell table:style-name="ce12" office:value-type="float" office:value="0.1262" calcext:value-type="float">
            <text:p>0.12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3.1152" calcext:value-type="float">
            <text:p>3.1152</text:p>
          </table:table-cell>
          <table:table-cell office:value-type="float" office:value="1.151" calcext:value-type="float">
            <text:p>1.151</text:p>
          </table:table-cell>
          <table:table-cell office:value-type="float" office:value="1.2991" calcext:value-type="float">
            <text:p>1.2991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2854" calcext:value-type="float">
            <text:p>0.2854</text:p>
          </table:table-cell>
          <table:table-cell office:value-type="float" office:value="1.765" calcext:value-type="float">
            <text:p>1.765</text:p>
          </table:table-cell>
          <table:table-cell office:value-type="float" office:value="1.0729" calcext:value-type="float">
            <text:p>1.0729</text:p>
          </table:table-cell>
          <table:table-cell table:style-name="ce5" office:value-type="float" office:value="0.8198" calcext:value-type="float">
            <text:p>0.8198</text:p>
          </table:table-cell>
          <table:table-cell table:style-name="ce5" office:value-type="float" office:value="1.0643" calcext:value-type="float">
            <text:p>1.0643</text:p>
          </table:table-cell>
          <table:table-cell table:style-name="ce12" office:value-type="float" office:value="0.5735" calcext:value-type="float">
            <text:p>0.5735</text:p>
          </table:table-cell>
          <table:table-cell table:style-name="ce12" office:value-type="float" office:value="0.1871" calcext:value-type="float">
            <text:p>0.187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4.7085" calcext:value-type="float">
            <text:p>4.7085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4582" calcext:value-type="float">
            <text:p>1.4582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3139" calcext:value-type="float">
            <text:p>0.3139</text:p>
          </table:table-cell>
          <table:table-cell office:value-type="float" office:value="2.1699" calcext:value-type="float">
            <text:p>2.1699</text:p>
          </table:table-cell>
          <table:table-cell office:value-type="float" office:value="1.1174" calcext:value-type="float">
            <text:p>1.1174</text:p>
          </table:table-cell>
          <table:table-cell table:style-name="ce5" office:value-type="float" office:value="1.0079" calcext:value-type="float">
            <text:p>1.0079</text:p>
          </table:table-cell>
          <table:table-cell table:style-name="ce5" office:value-type="float" office:value="1.1085" calcext:value-type="float">
            <text:p>1.1085</text:p>
          </table:table-cell>
          <table:table-cell table:style-name="ce12" office:value-type="float" office:value="0.4312" calcext:value-type="float">
            <text:p>0.4312</text:p>
          </table:table-cell>
          <table:table-cell table:style-name="ce12" office:value-type="float" office:value="0.1388" calcext:value-type="float">
            <text:p>0.138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 table:number-columns-spanned="12" table:number-rows-spanned="1">
            <text:p>Mutations located at the interface of the interaction (1961 entries, μ = 1.31, σ = 2.153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 table:number-columns-spanned="12" table:number-rows-spanned="1">
            <text:p>Mutations located outside the interface of the interaction (559 entries, μ = 0.403, σ = 1.008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12"/>
        </table:table-row>
      </table:table>
      <table:table table:name="regions" table:style-name="ta1">
        <table:table-column table:style-name="co1" table:default-cell-style-name="Default"/>
        <table:table-column table:style-name="co17" table:default-cell-style-name="ce10"/>
        <table:table-column table:style-name="co18" table:default-cell-style-name="ce12"/>
        <table:table-column table:style-name="co19" table:default-cell-style-name="ce12"/>
        <table:table-column table:style-name="co4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0" table:default-cell-style-name="ce12"/>
        <table:table-column table:style-name="co23" table:default-cell-style-name="ce12"/>
        <table:table-column table:style-name="co2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2">
          <table:table-cell/>
          <table:table-cell table:style-name="ce9" office:value-type="string" calcext:value-type="string" table:number-columns-spanned="31" table:number-rows-spanned="1">
            <text:p>dataset: S2536-D</text:p>
          </table:table-cell>
          <table:covered-table-cell table:number-columns-repeated="8" table:style-name="ce11"/>
          <table:covered-table-cell table:number-columns-repeated="2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COR</text:p>
          </table:table-cell>
          <table:table-cell table:style-name="ce10" office:value-type="string" calcext:value-type="string">
            <text:p>MSE_RIM</text:p>
          </table:table-cell>
          <table:table-cell table:style-name="ce10" office:value-type="string" calcext:value-type="string">
            <text:p>MSE_INT</text:p>
          </table:table-cell>
          <table:table-cell table:style-name="ce10" office:value-type="string" calcext:value-type="string">
            <text:p>MSE_SUP</text:p>
          </table:table-cell>
          <table:table-cell table:style-name="ce10" office:value-type="string" calcext:value-type="string">
            <text:p>MSE_SUR</text:p>
          </table:table-cell>
          <table:table-cell table:style-name="ce10" office:value-type="string" calcext:value-type="string">
            <text:p>MAE_COR</text:p>
          </table:table-cell>
          <table:table-cell table:style-name="ce10" office:value-type="string" calcext:value-type="string">
            <text:p>MAE_RIM</text:p>
          </table:table-cell>
          <table:table-cell table:style-name="ce10" office:value-type="string" calcext:value-type="string">
            <text:p>MAE_INT</text:p>
          </table:table-cell>
          <table:table-cell table:style-name="ce10" office:value-type="string" calcext:value-type="string">
            <text:p>MAE_SUP</text:p>
          </table:table-cell>
          <table:table-cell table:style-name="ce10" office:value-type="string" calcext:value-type="string">
            <text:p>MAE_SUR</text:p>
          </table:table-cell>
          <table:table-cell table:style-name="ce10" office:value-type="string" calcext:value-type="string">
            <text:p>MSigE_COR</text:p>
          </table:table-cell>
          <table:table-cell table:style-name="ce10" office:value-type="string" calcext:value-type="string">
            <text:p>MSigE_RIM</text:p>
          </table:table-cell>
          <table:table-cell table:style-name="ce10" office:value-type="string" calcext:value-type="string">
            <text:p>MSigE_INT</text:p>
          </table:table-cell>
          <table:table-cell table:style-name="ce10" office:value-type="string" calcext:value-type="string">
            <text:p>MSigE_SUP</text:p>
          </table:table-cell>
          <table:table-cell table:style-name="ce10" office:value-type="string" calcext:value-type="string">
            <text:p>MSigE_SUR</text:p>
          </table:table-cell>
          <table:table-cell table:style-name="ce10" office:value-type="string" calcext:value-type="string">
            <text:p>RMSE_COR</text:p>
          </table:table-cell>
          <table:table-cell table:style-name="ce10" office:value-type="string" calcext:value-type="string">
            <text:p>RMSE_RIM</text:p>
          </table:table-cell>
          <table:table-cell table:style-name="ce10" office:value-type="string" calcext:value-type="string">
            <text:p>RMSE_INT</text:p>
          </table:table-cell>
          <table:table-cell table:style-name="ce10" office:value-type="string" calcext:value-type="string">
            <text:p>RMSE_SUP</text:p>
          </table:table-cell>
          <table:table-cell table:style-name="ce10" office:value-type="string" calcext:value-type="string">
            <text:p>RMSE_SUR</text:p>
          </table:table-cell>
          <table:table-cell table:style-name="ce6" office:value-type="string" calcext:value-type="string">
            <text:p>nRMSE_COR</text:p>
          </table:table-cell>
          <table:table-cell table:style-name="ce6" office:value-type="string" calcext:value-type="string">
            <text:p>nRMSE_RIM</text:p>
          </table:table-cell>
          <table:table-cell table:style-name="ce6" office:value-type="string" calcext:value-type="string">
            <text:p>nRMSE_INT</text:p>
          </table:table-cell>
          <table:table-cell table:style-name="ce6" office:value-type="string" calcext:value-type="string">
            <text:p>nRMSE_SUP</text:p>
          </table:table-cell>
          <table:table-cell table:style-name="ce6" office:value-type="string" calcext:value-type="string">
            <text:p>nRMSE_SUR</text:p>
          </table:table-cell>
          <table:table-cell table:style-name="ce10" office:value-type="string" calcext:value-type="string">
            <text:p>ρ_COR</text:p>
          </table:table-cell>
          <table:table-cell table:style-name="ce10" office:value-type="string" calcext:value-type="string">
            <text:p>ρ_RIM</text:p>
          </table:table-cell>
          <table:table-cell table:style-name="ce10" office:value-type="string" calcext:value-type="string">
            <text:p>ρ_INT</text:p>
          </table:table-cell>
          <table:table-cell table:style-name="ce10" office:value-type="string" calcext:value-type="string">
            <text:p>ρ_SUP</text:p>
          </table:table-cell>
          <table:table-cell table:style-name="ce10" office:value-type="string" calcext:value-type="string">
            <text:p>ρ_S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728" calcext:value-type="float">
            <text:p>0.728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499" calcext:value-type="float">
            <text:p>0.4499</text:p>
          </table:table-cell>
          <table:table-cell table:style-name="ce12" office:value-type="float" office:value="0.5573" calcext:value-type="float">
            <text:p>0.5573</text:p>
          </table:table-cell>
          <table:table-cell table:style-name="ce12" office:value-type="float" office:value="0.2039" calcext:value-type="float">
            <text:p>0.2039</text:p>
          </table:table-cell>
          <table:table-cell table:style-name="ce12" office:value-type="float" office:value="0.2463" calcext:value-type="float">
            <text:p>0.2463</text:p>
          </table:table-cell>
          <table:table-cell table:style-name="ce12" office:value-type="float" office:value="0.1463" calcext:value-type="float">
            <text:p>0.1463</text:p>
          </table:table-cell>
          <table:table-cell table:style-name="ce12" office:value-type="float" office:value="0.0783" calcext:value-type="float">
            <text:p>0.0783</text:p>
          </table:table-cell>
          <table:table-cell table:style-name="ce12" office:value-type="float" office:value="0.1746" calcext:value-type="float">
            <text:p>0.1746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1.2031" calcext:value-type="float">
            <text:p>1.2031</text:p>
          </table:table-cell>
          <table:table-cell table:style-name="ce12" office:value-type="float" office:value="0.6969" calcext:value-type="float">
            <text:p>0.6969</text:p>
          </table:table-cell>
          <table:table-cell table:style-name="ce12" office:value-type="float" office:value="0.782" calcext:value-type="float">
            <text:p>0.782</text:p>
          </table:table-cell>
          <table:table-cell table:style-name="ce12" office:value-type="float" office:value="0.807" calcext:value-type="float">
            <text:p>0.807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5" office:value-type="float" office:value="0.495" calcext:value-type="float">
            <text:p>0.495</text:p>
          </table:table-cell>
          <table:table-cell table:style-name="ce5" office:value-type="float" office:value="0.5121" calcext:value-type="float">
            <text:p>0.5121</text:p>
          </table:table-cell>
          <table:table-cell table:style-name="ce5" office:value-type="float" office:value="0.5581" calcext:value-type="float">
            <text:p>0.5581</text:p>
          </table:table-cell>
          <table:table-cell table:style-name="ce5" office:value-type="float" office:value="0.4697" calcext:value-type="float">
            <text:p>0.4697</text:p>
          </table:table-cell>
          <table:table-cell table:style-name="ce5" office:value-type="float" office:value="0.5992" calcext:value-type="float">
            <text:p>0.599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9032" calcext:value-type="float">
            <text:p>0.9032</text:p>
          </table:table-cell>
          <table:table-cell table:style-name="ce12" office:value-type="float" office:value="0.8696" calcext:value-type="float">
            <text:p>0.8696</text:p>
          </table:table-cell>
          <table:table-cell table:style-name="ce12" office:value-type="float" office:value="0.9162" calcext:value-type="float">
            <text:p>0.9162</text:p>
          </table:table-cell>
          <table:table-cell table:style-name="ce12" office:value-type="float" office:value="0.8459" calcext:value-type="float">
            <text:p>0.84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1093" calcext:value-type="float">
            <text:p>1.1093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575" calcext:value-type="float">
            <text:p>0.575</text:p>
          </table:table-cell>
          <table:table-cell table:style-name="ce12" office:value-type="float" office:value="0.6131" calcext:value-type="float">
            <text:p>0.6131</text:p>
          </table:table-cell>
          <table:table-cell table:style-name="ce12" office:value-type="float" office:value="0.2946" calcext:value-type="float">
            <text:p>0.2946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2" office:value-type="float" office:value="0.0703" calcext:value-type="float">
            <text:p>0.0703</text:p>
          </table:table-cell>
          <table:table-cell table:style-name="ce12" office:value-type="float" office:value="0.0201" calcext:value-type="float">
            <text:p>0.0201</text:p>
          </table:table-cell>
          <table:table-cell table:style-name="ce12" office:value-type="float" office:value="0.1461" calcext:value-type="float">
            <text:p>0.1461</text:p>
          </table:table-cell>
          <table:table-cell table:style-name="ce12" office:value-type="float" office:value="-0.0426" calcext:value-type="float">
            <text:p>-0.0426</text:p>
          </table:table-cell>
          <table:table-cell table:style-name="ce12" office:value-type="float" office:value="1.0532" calcext:value-type="float">
            <text:p>1.0532</text:p>
          </table:table-cell>
          <table:table-cell table:style-name="ce12" office:value-type="float" office:value="0.7971" calcext:value-type="float">
            <text:p>0.7971</text:p>
          </table:table-cell>
          <table:table-cell table:style-name="ce12" office:value-type="float" office:value="0.8389" calcext:value-type="float">
            <text:p>0.8389</text:p>
          </table:table-cell>
          <table:table-cell table:style-name="ce12" office:value-type="float" office:value="0.9941" calcext:value-type="float">
            <text:p>0.9941</text:p>
          </table:table-cell>
          <table:table-cell table:style-name="ce12" office:value-type="float" office:value="0.4949" calcext:value-type="float">
            <text:p>0.4949</text:p>
          </table:table-cell>
          <table:table-cell table:style-name="ce5" office:value-type="float" office:value="0.4334" calcext:value-type="float">
            <text:p>0.4334</text:p>
          </table:table-cell>
          <table:table-cell table:style-name="ce5" office:value-type="float" office:value="0.5858" calcext:value-type="float">
            <text:p>0.5858</text:p>
          </table:table-cell>
          <table:table-cell table:style-name="ce5" office:value-type="float" office:value="0.5987" calcext:value-type="float">
            <text:p>0.5987</text:p>
          </table:table-cell>
          <table:table-cell table:style-name="ce5" office:value-type="float" office:value="0.5787" calcext:value-type="float">
            <text:p>0.5787</text:p>
          </table:table-cell>
          <table:table-cell table:style-name="ce5" office:value-type="float" office:value="0.8029" calcext:value-type="float">
            <text:p>0.8029</text:p>
          </table:table-cell>
          <table:table-cell table:style-name="ce12" office:value-type="float" office:value="0.9114" calcext:value-type="float">
            <text:p>0.9114</text:p>
          </table:table-cell>
          <table:table-cell table:style-name="ce12" office:value-type="float" office:value="0.8327" calcext:value-type="float">
            <text:p>0.8327</text:p>
          </table:table-cell>
          <table:table-cell table:style-name="ce12" office:value-type="float" office:value="0.8128" calcext:value-type="float">
            <text:p>0.8128</text:p>
          </table:table-cell>
          <table:table-cell table:style-name="ce12" office:value-type="float" office:value="0.8314" calcext:value-type="float">
            <text:p>0.8314</text:p>
          </table:table-cell>
          <table:table-cell table:style-name="ce12" office:value-type="float" office:value="0.6029" calcext:value-type="float">
            <text:p>0.60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5.8625" calcext:value-type="float">
            <text:p>5.8625</text:p>
          </table:table-cell>
          <table:table-cell office:value-type="float" office:value="1.6896" calcext:value-type="float">
            <text:p>1.6896</text:p>
          </table:table-cell>
          <table:table-cell office:value-type="float" office:value="1.9693" calcext:value-type="float">
            <text:p>1.9693</text:p>
          </table:table-cell>
          <table:table-cell office:value-type="float" office:value="3.0296" calcext:value-type="float">
            <text:p>3.0296</text:p>
          </table:table-cell>
          <table:table-cell office:value-type="float" office:value="0.4241" calcext:value-type="float">
            <text:p>0.4241</text:p>
          </table:table-cell>
          <table:table-cell office:value-type="float" office:value="1.6199" calcext:value-type="float">
            <text:p>1.619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625" calcext:value-type="float">
            <text:p>0.9625</text:p>
          </table:table-cell>
          <table:table-cell table:style-name="ce12" office:value-type="float" office:value="1.2565" calcext:value-type="float">
            <text:p>1.2565</text:p>
          </table:table-cell>
          <table:table-cell table:style-name="ce12" office:value-type="float" office:value="0.416" calcext:value-type="float">
            <text:p>0.416</text:p>
          </table:table-cell>
          <table:table-cell table:style-name="ce12" office:value-type="float" office:value="0.2588" calcext:value-type="float">
            <text:p>0.2588</text:p>
          </table:table-cell>
          <table:table-cell table:style-name="ce12" office:value-type="float" office:value="0.0687" calcext:value-type="float">
            <text:p>0.0687</text:p>
          </table:table-cell>
          <table:table-cell table:style-name="ce12" office:value-type="float" office:value="0.0787" calcext:value-type="float">
            <text:p>0.0787</text:p>
          </table:table-cell>
          <table:table-cell table:style-name="ce12" office:value-type="float" office:value="0.4604" calcext:value-type="float">
            <text:p>0.4604</text:p>
          </table:table-cell>
          <table:table-cell table:style-name="ce12" office:value-type="float" office:value="0.0872" calcext:value-type="float">
            <text:p>0.0872</text:p>
          </table:table-cell>
          <table:table-cell table:style-name="ce12" office:value-type="float" office:value="2.4213" calcext:value-type="float">
            <text:p>2.4213</text:p>
          </table:table-cell>
          <table:table-cell table:style-name="ce12" office:value-type="float" office:value="1.2998" calcext:value-type="float">
            <text:p>1.2998</text:p>
          </table:table-cell>
          <table:table-cell table:style-name="ce12" office:value-type="float" office:value="1.4033" calcext:value-type="float">
            <text:p>1.4033</text:p>
          </table:table-cell>
          <table:table-cell table:style-name="ce12" office:value-type="float" office:value="1.7406" calcext:value-type="float">
            <text:p>1.7406</text:p>
          </table:table-cell>
          <table:table-cell table:style-name="ce12" office:value-type="float" office:value="0.6512" calcext:value-type="float">
            <text:p>0.6512</text:p>
          </table:table-cell>
          <table:table-cell table:style-name="ce5" office:value-type="float" office:value="0.9963" calcext:value-type="float">
            <text:p>0.9963</text:p>
          </table:table-cell>
          <table:table-cell table:style-name="ce5" office:value-type="float" office:value="0.9552" calcext:value-type="float">
            <text:p>0.9552</text:p>
          </table:table-cell>
          <table:table-cell table:style-name="ce5" office:value-type="float" office:value="1.0016" calcext:value-type="float">
            <text:p>1.0016</text:p>
          </table:table-cell>
          <table:table-cell table:style-name="ce5" office:value-type="float" office:value="1.0132" calcext:value-type="float">
            <text:p>1.0132</text:p>
          </table:table-cell>
          <table:table-cell table:style-name="ce5" office:value-type="float" office:value="1.0566" calcext:value-type="float">
            <text:p>1.0566</text:p>
          </table:table-cell>
          <table:table-cell table:style-name="ce12" office:value-type="float" office:value="0.2525" calcext:value-type="float">
            <text:p>0.2525</text:p>
          </table:table-cell>
          <table:table-cell table:style-name="ce12" office:value-type="float" office:value="0.3068" calcext:value-type="float">
            <text:p>0.3068</text:p>
          </table:table-cell>
          <table:table-cell table:style-name="ce12" office:value-type="float" office:value="0.139" calcext:value-type="float">
            <text:p>0.139</text:p>
          </table:table-cell>
          <table:table-cell table:style-name="ce12" office:value-type="float" office:value="0.2722" calcext:value-type="float">
            <text:p>0.2722</text:p>
          </table:table-cell>
          <table:table-cell table:style-name="ce12" office:value-type="float" office:value="0.0266" calcext:value-type="float">
            <text:p>0.02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7181" calcext:value-type="float">
            <text:p>4.7181</text:p>
          </table:table-cell>
          <table:table-cell office:value-type="float" office:value="1.6528" calcext:value-type="float">
            <text:p>1.6528</text:p>
          </table:table-cell>
          <table:table-cell office:value-type="float" office:value="2.0316" calcext:value-type="float">
            <text:p>2.0316</text:p>
          </table:table-cell>
          <table:table-cell office:value-type="float" office:value="3.2205" calcext:value-type="float">
            <text:p>3.2205</text:p>
          </table:table-cell>
          <table:table-cell office:value-type="float" office:value="0.4166" calcext:value-type="float">
            <text:p>0.4166</text:p>
          </table:table-cell>
          <table:table-cell office:value-type="float" office:value="1.5472" calcext:value-type="float">
            <text:p>1.5472</text:p>
          </table:table-cell>
          <table:table-cell office:value-type="float" office:value="0.899" calcext:value-type="float">
            <text:p>0.899</text:p>
          </table:table-cell>
          <table:table-cell office:value-type="float" office:value="0.9191" calcext:value-type="float">
            <text:p>0.9191</text:p>
          </table:table-cell>
          <table:table-cell table:style-name="ce12" office:value-type="float" office:value="1.3277" calcext:value-type="float">
            <text:p>1.3277</text:p>
          </table:table-cell>
          <table:table-cell table:style-name="ce12" office:value-type="float" office:value="0.3869" calcext:value-type="float">
            <text:p>0.3869</text:p>
          </table:table-cell>
          <table:table-cell table:style-name="ce12" office:value-type="float" office:value="0.6365" calcext:value-type="float">
            <text:p>0.6365</text:p>
          </table:table-cell>
          <table:table-cell table:style-name="ce12" office:value-type="float" office:value="0.1498" calcext:value-type="float">
            <text:p>0.1498</text:p>
          </table:table-cell>
          <table:table-cell table:style-name="ce12" office:value-type="float" office:value="0.3958" calcext:value-type="float">
            <text:p>0.3958</text:p>
          </table:table-cell>
          <table:table-cell table:style-name="ce12" office:value-type="float" office:value="0.6758" calcext:value-type="float">
            <text:p>0.6758</text:p>
          </table:table-cell>
          <table:table-cell table:style-name="ce12" office:value-type="float" office:value="0.1646" calcext:value-type="float">
            <text:p>0.1646</text:p>
          </table:table-cell>
          <table:table-cell table:style-name="ce12" office:value-type="float" office:value="2.1721" calcext:value-type="float">
            <text:p>2.1721</text:p>
          </table:table-cell>
          <table:table-cell table:style-name="ce12" office:value-type="float" office:value="1.2856" calcext:value-type="float">
            <text:p>1.2856</text:p>
          </table:table-cell>
          <table:table-cell table:style-name="ce12" office:value-type="float" office:value="1.4253" calcext:value-type="float">
            <text:p>1.4253</text:p>
          </table:table-cell>
          <table:table-cell table:style-name="ce12" office:value-type="float" office:value="1.7946" calcext:value-type="float">
            <text:p>1.7946</text:p>
          </table:table-cell>
          <table:table-cell table:style-name="ce12" office:value-type="float" office:value="0.6454" calcext:value-type="float">
            <text:p>0.6454</text:p>
          </table:table-cell>
          <table:table-cell table:style-name="ce5" office:value-type="float" office:value="0.8938" calcext:value-type="float">
            <text:p>0.8938</text:p>
          </table:table-cell>
          <table:table-cell table:style-name="ce5" office:value-type="float" office:value="0.9447" calcext:value-type="float">
            <text:p>0.9447</text:p>
          </table:table-cell>
          <table:table-cell table:style-name="ce5" office:value-type="float" office:value="1.0173" calcext:value-type="float">
            <text:p>1.0173</text:p>
          </table:table-cell>
          <table:table-cell table:style-name="ce5" office:value-type="float" office:value="1.0446" calcext:value-type="float">
            <text:p>1.0446</text:p>
          </table:table-cell>
          <table:table-cell table:style-name="ce5" office:value-type="float" office:value="1.0472" calcext:value-type="float">
            <text:p>1.0472</text:p>
          </table:table-cell>
          <table:table-cell table:style-name="ce12" office:value-type="float" office:value="0.5327" calcext:value-type="float">
            <text:p>0.5327</text:p>
          </table:table-cell>
          <table:table-cell table:style-name="ce12" office:value-type="float" office:value="0.365" calcext:value-type="float">
            <text:p>0.365</text:p>
          </table:table-cell>
          <table:table-cell table:style-name="ce12" office:value-type="float" office:value="0.2248" calcext:value-type="float">
            <text:p>0.2248</text:p>
          </table:table-cell>
          <table:table-cell table:style-name="ce12" office:value-type="float" office:value="0.2815" calcext:value-type="float">
            <text:p>0.2815</text:p>
          </table:table-cell>
          <table:table-cell table:style-name="ce12" office:value-type="float" office:value="0.0686" calcext:value-type="float">
            <text:p>0.06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4461" calcext:value-type="float">
            <text:p>1.4461</text:p>
          </table:table-cell>
          <table:table-cell office:value-type="float" office:value="0.5901" calcext:value-type="float">
            <text:p>0.5901</text:p>
          </table:table-cell>
          <table:table-cell office:value-type="float" office:value="1.0269" calcext:value-type="float">
            <text:p>1.0269</text:p>
          </table:table-cell>
          <table:table-cell office:value-type="float" office:value="1.1032" calcext:value-type="float">
            <text:p>1.1032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6176" calcext:value-type="float">
            <text:p>0.6176</text:p>
          </table:table-cell>
          <table:table-cell table:style-name="ce12" office:value-type="float" office:value="0.6829" calcext:value-type="float">
            <text:p>0.6829</text:p>
          </table:table-cell>
          <table:table-cell table:style-name="ce12" office:value-type="float" office:value="0.3702" calcext:value-type="float">
            <text:p>0.3702</text:p>
          </table:table-cell>
          <table:table-cell table:style-name="ce12" office:value-type="float" office:value="0.1566" calcext:value-type="float">
            <text:p>0.1566</text:p>
          </table:table-cell>
          <table:table-cell table:style-name="ce12" office:value-type="float" office:value="0.0629" calcext:value-type="float">
            <text:p>0.0629</text:p>
          </table:table-cell>
          <table:table-cell table:style-name="ce12" office:value-type="float" office:value="0.1558" calcext:value-type="float">
            <text:p>0.1558</text:p>
          </table:table-cell>
          <table:table-cell table:style-name="ce12" office:value-type="float" office:value="0.2645" calcext:value-type="float">
            <text:p>0.2645</text:p>
          </table:table-cell>
          <table:table-cell table:style-name="ce12" office:value-type="float" office:value="-0.1075" calcext:value-type="float">
            <text:p>-0.1075</text:p>
          </table:table-cell>
          <table:table-cell table:style-name="ce12" office:value-type="float" office:value="1.2025" calcext:value-type="float">
            <text:p>1.2025</text:p>
          </table:table-cell>
          <table:table-cell table:style-name="ce12" office:value-type="float" office:value="0.7682" calcext:value-type="float">
            <text:p>0.7682</text:p>
          </table:table-cell>
          <table:table-cell table:style-name="ce12" office:value-type="float" office:value="1.0134" calcext:value-type="float">
            <text:p>1.0134</text:p>
          </table:table-cell>
          <table:table-cell table:style-name="ce12" office:value-type="float" office:value="1.0503" calcext:value-type="float">
            <text:p>1.0503</text:p>
          </table:table-cell>
          <table:table-cell table:style-name="ce12" office:value-type="float" office:value="0.5624" calcext:value-type="float">
            <text:p>0.5624</text:p>
          </table:table-cell>
          <table:table-cell table:style-name="ce5" office:value-type="float" office:value="0.4948" calcext:value-type="float">
            <text:p>0.4948</text:p>
          </table:table-cell>
          <table:table-cell table:style-name="ce5" office:value-type="float" office:value="0.5645" calcext:value-type="float">
            <text:p>0.5645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0.6114" calcext:value-type="float">
            <text:p>0.6114</text:p>
          </table:table-cell>
          <table:table-cell table:style-name="ce5" office:value-type="float" office:value="0.9125" calcext:value-type="float">
            <text:p>0.9125</text:p>
          </table:table-cell>
          <table:table-cell table:style-name="ce12" office:value-type="float" office:value="0.8939" calcext:value-type="float">
            <text:p>0.8939</text:p>
          </table:table-cell>
          <table:table-cell table:style-name="ce12" office:value-type="float" office:value="0.8385" calcext:value-type="float">
            <text:p>0.8385</text:p>
          </table:table-cell>
          <table:table-cell table:style-name="ce12" office:value-type="float" office:value="0.7189" calcext:value-type="float">
            <text:p>0.7189</text:p>
          </table:table-cell>
          <table:table-cell table:style-name="ce12" office:value-type="float" office:value="0.8295" calcext:value-type="float">
            <text:p>0.8295</text:p>
          </table:table-cell>
          <table:table-cell table:style-name="ce12" office:value-type="float" office:value="0.4872" calcext:value-type="float">
            <text:p>0.48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8.253" calcext:value-type="float">
            <text:p>8.253</text:p>
          </table:table-cell>
          <table:table-cell office:value-type="float" office:value="3.2418" calcext:value-type="float">
            <text:p>3.2418</text:p>
          </table:table-cell>
          <table:table-cell office:value-type="float" office:value="4.3866" calcext:value-type="float">
            <text:p>4.3866</text:p>
          </table:table-cell>
          <table:table-cell office:value-type="float" office:value="5.0569" calcext:value-type="float">
            <text:p>5.0569</text:p>
          </table:table-cell>
          <table:table-cell office:value-type="float" office:value="1.4043" calcext:value-type="float">
            <text:p>1.4043</text:p>
          </table:table-cell>
          <table:table-cell office:value-type="float" office:value="1.9224" calcext:value-type="float">
            <text:p>1.9224</text:p>
          </table:table-cell>
          <table:table-cell office:value-type="float" office:value="1.2361" calcext:value-type="float">
            <text:p>1.2361</text:p>
          </table:table-cell>
          <table:table-cell office:value-type="float" office:value="1.4298" calcext:value-type="float">
            <text:p>1.4298</text:p>
          </table:table-cell>
          <table:table-cell table:style-name="ce12" office:value-type="float" office:value="1.5932" calcext:value-type="float">
            <text:p>1.5932</text:p>
          </table:table-cell>
          <table:table-cell table:style-name="ce12" office:value-type="float" office:value="0.7598" calcext:value-type="float">
            <text:p>0.7598</text:p>
          </table:table-cell>
          <table:table-cell table:style-name="ce12" office:value-type="float" office:value="-0.33" calcext:value-type="float">
            <text:p>-0.33</text:p>
          </table:table-cell>
          <table:table-cell table:style-name="ce12" office:value-type="float" office:value="-0.3596" calcext:value-type="float">
            <text:p>-0.3596</text:p>
          </table:table-cell>
          <table:table-cell table:style-name="ce12" office:value-type="float" office:value="-0.5716" calcext:value-type="float">
            <text:p>-0.5716</text:p>
          </table:table-cell>
          <table:table-cell table:style-name="ce12" office:value-type="float" office:value="-0.3907" calcext:value-type="float">
            <text:p>-0.3907</text:p>
          </table:table-cell>
          <table:table-cell table:style-name="ce12" office:value-type="float" office:value="-0.3449" calcext:value-type="float">
            <text:p>-0.3449</text:p>
          </table:table-cell>
          <table:table-cell table:style-name="ce12" office:value-type="float" office:value="2.8728" calcext:value-type="float">
            <text:p>2.8728</text:p>
          </table:table-cell>
          <table:table-cell table:style-name="ce12" office:value-type="float" office:value="1.8005" calcext:value-type="float">
            <text:p>1.8005</text:p>
          </table:table-cell>
          <table:table-cell table:style-name="ce12" office:value-type="float" office:value="2.0944" calcext:value-type="float">
            <text:p>2.0944</text:p>
          </table:table-cell>
          <table:table-cell table:style-name="ce12" office:value-type="float" office:value="2.2488" calcext:value-type="float">
            <text:p>2.2488</text:p>
          </table:table-cell>
          <table:table-cell table:style-name="ce12" office:value-type="float" office:value="1.185" calcext:value-type="float">
            <text:p>1.185</text:p>
          </table:table-cell>
          <table:table-cell table:style-name="ce5" office:value-type="float" office:value="1.1821" calcext:value-type="float">
            <text:p>1.1821</text:p>
          </table:table-cell>
          <table:table-cell table:style-name="ce5" office:value-type="float" office:value="1.3231" calcext:value-type="float">
            <text:p>1.3231</text:p>
          </table:table-cell>
          <table:table-cell table:style-name="ce5" office:value-type="float" office:value="1.4948" calcext:value-type="float">
            <text:p>1.4948</text:p>
          </table:table-cell>
          <table:table-cell table:style-name="ce5" office:value-type="float" office:value="1.309" calcext:value-type="float">
            <text:p>1.309</text:p>
          </table:table-cell>
          <table:table-cell table:style-name="ce5" office:value-type="float" office:value="1.9227" calcext:value-type="float">
            <text:p>1.9227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2" office:value-type="float" office:value="0.0478" calcext:value-type="float">
            <text:p>0.0478</text:p>
          </table:table-cell>
          <table:table-cell table:style-name="ce12" office:value-type="float" office:value="0.1143" calcext:value-type="float">
            <text:p>0.1143</text:p>
          </table:table-cell>
          <table:table-cell table:style-name="ce12" office:value-type="float" office:value="0.1628" calcext:value-type="float">
            <text:p>0.1628</text:p>
          </table:table-cell>
          <table:table-cell table:style-name="ce12" office:value-type="float" office:value="-0.012" calcext:value-type="float">
            <text:p>-0.0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3.6408" calcext:value-type="float">
            <text:p>3.6408</text:p>
          </table:table-cell>
          <table:table-cell office:value-type="float" office:value="1.8" calcext:value-type="float">
            <text:p>1.8</text:p>
          </table:table-cell>
          <table:table-cell office:value-type="float" office:value="2.352" calcext:value-type="float">
            <text:p>2.352</text:p>
          </table:table-cell>
          <table:table-cell office:value-type="float" office:value="3.403" calcext:value-type="float">
            <text:p>3.403</text:p>
          </table:table-cell>
          <table:table-cell office:value-type="float" office:value="0.4394" calcext:value-type="float">
            <text:p>0.4394</text:p>
          </table:table-cell>
          <table:table-cell office:value-type="float" office:value="1.4213" calcext:value-type="float">
            <text:p>1.4213</text:p>
          </table:table-cell>
          <table:table-cell office:value-type="float" office:value="1.0017" calcext:value-type="float">
            <text:p>1.0017</text:p>
          </table:table-cell>
          <table:table-cell office:value-type="float" office:value="0.9325" calcext:value-type="float">
            <text:p>0.9325</text:p>
          </table:table-cell>
          <table:table-cell table:style-name="ce12" office:value-type="float" office:value="1.3481" calcext:value-type="float">
            <text:p>1.3481</text:p>
          </table:table-cell>
          <table:table-cell table:style-name="ce12" office:value-type="float" office:value="0.3969" calcext:value-type="float">
            <text:p>0.3969</text:p>
          </table:table-cell>
          <table:table-cell table:style-name="ce12" office:value-type="float" office:value="0.1508" calcext:value-type="float">
            <text:p>0.1508</text:p>
          </table:table-cell>
          <table:table-cell table:style-name="ce12" office:value-type="float" office:value="-0.2698" calcext:value-type="float">
            <text:p>-0.2698</text:p>
          </table:table-cell>
          <table:table-cell table:style-name="ce12" office:value-type="float" office:value="0.3967" calcext:value-type="float">
            <text:p>0.3967</text:p>
          </table:table-cell>
          <table:table-cell table:style-name="ce12" office:value-type="float" office:value="0.2301" calcext:value-type="float">
            <text:p>0.2301</text:p>
          </table:table-cell>
          <table:table-cell table:style-name="ce12" office:value-type="float" office:value="0.2194" calcext:value-type="float">
            <text:p>0.2194</text:p>
          </table:table-cell>
          <table:table-cell table:style-name="ce12" office:value-type="float" office:value="1.9081" calcext:value-type="float">
            <text:p>1.9081</text:p>
          </table:table-cell>
          <table:table-cell table:style-name="ce12" office:value-type="float" office:value="1.3416" calcext:value-type="float">
            <text:p>1.3416</text:p>
          </table:table-cell>
          <table:table-cell table:style-name="ce12" office:value-type="float" office:value="1.5336" calcext:value-type="float">
            <text:p>1.5336</text:p>
          </table:table-cell>
          <table:table-cell table:style-name="ce12" office:value-type="float" office:value="1.8447" calcext:value-type="float">
            <text:p>1.8447</text:p>
          </table:table-cell>
          <table:table-cell table:style-name="ce12" office:value-type="float" office:value="0.6629" calcext:value-type="float">
            <text:p>0.6629</text:p>
          </table:table-cell>
          <table:table-cell table:style-name="ce5" office:value-type="float" office:value="0.7851" calcext:value-type="float">
            <text:p>0.7851</text:p>
          </table:table-cell>
          <table:table-cell table:style-name="ce5" office:value-type="float" office:value="0.9859" calcext:value-type="float">
            <text:p>0.9859</text:p>
          </table:table-cell>
          <table:table-cell table:style-name="ce5" office:value-type="float" office:value="1.0946" calcext:value-type="float">
            <text:p>1.0946</text:p>
          </table:table-cell>
          <table:table-cell table:style-name="ce5" office:value-type="float" office:value="1.0738" calcext:value-type="float">
            <text:p>1.0738</text:p>
          </table:table-cell>
          <table:table-cell table:style-name="ce5" office:value-type="float" office:value="1.0755" calcext:value-type="float">
            <text:p>1.0755</text:p>
          </table:table-cell>
          <table:table-cell table:style-name="ce12" office:value-type="float" office:value="0.6232" calcext:value-type="float">
            <text:p>0.6232</text:p>
          </table:table-cell>
          <table:table-cell table:style-name="ce12" office:value-type="float" office:value="0.3317" calcext:value-type="float">
            <text:p>0.3317</text:p>
          </table:table-cell>
          <table:table-cell table:style-name="ce12" office:value-type="float" office:value="0.146" calcext:value-type="float">
            <text:p>0.146</text:p>
          </table:table-cell>
          <table:table-cell table:style-name="ce12" office:value-type="float" office:value="0.2419" calcext:value-type="float">
            <text:p>0.2419</text:p>
          </table:table-cell>
          <table:table-cell table:style-name="ce12" office:value-type="float" office:value="0.1074" calcext:value-type="float">
            <text:p>0.10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6.2269" calcext:value-type="float">
            <text:p>6.2269</text:p>
          </table:table-cell>
          <table:table-cell office:value-type="float" office:value="1.6047" calcext:value-type="float">
            <text:p>1.6047</text:p>
          </table:table-cell>
          <table:table-cell office:value-type="float" office:value="2.5847" calcext:value-type="float">
            <text:p>2.5847</text:p>
          </table:table-cell>
          <table:table-cell office:value-type="float" office:value="4.1022" calcext:value-type="float">
            <text:p>4.1022</text:p>
          </table:table-cell>
          <table:table-cell office:value-type="float" office:value="0.4568" calcext:value-type="float">
            <text:p>0.4568</text:p>
          </table:table-cell>
          <table:table-cell office:value-type="float" office:value="1.7181" calcext:value-type="float">
            <text:p>1.7181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9662" calcext:value-type="float">
            <text:p>0.9662</text:p>
          </table:table-cell>
          <table:table-cell table:style-name="ce12" office:value-type="float" office:value="1.4981" calcext:value-type="float">
            <text:p>1.4981</text:p>
          </table:table-cell>
          <table:table-cell table:style-name="ce12" office:value-type="float" office:value="0.4016" calcext:value-type="float">
            <text:p>0.4016</text:p>
          </table:table-cell>
          <table:table-cell table:style-name="ce12" office:value-type="float" office:value="0.178" calcext:value-type="float">
            <text:p>0.178</text:p>
          </table:table-cell>
          <table:table-cell table:style-name="ce12" office:value-type="float" office:value="0.2006" calcext:value-type="float">
            <text:p>0.2006</text:p>
          </table:table-cell>
          <table:table-cell table:style-name="ce12" office:value-type="float" office:value="0.4672" calcext:value-type="float">
            <text:p>0.4672</text:p>
          </table:table-cell>
          <table:table-cell table:style-name="ce12" office:value-type="float" office:value="0.4228" calcext:value-type="float">
            <text:p>0.4228</text:p>
          </table:table-cell>
          <table:table-cell table:style-name="ce12" office:value-type="float" office:value="0.223" calcext:value-type="float">
            <text:p>0.223</text:p>
          </table:table-cell>
          <table:table-cell table:style-name="ce12" office:value-type="float" office:value="2.4954" calcext:value-type="float">
            <text:p>2.4954</text:p>
          </table:table-cell>
          <table:table-cell table:style-name="ce12" office:value-type="float" office:value="1.2668" calcext:value-type="float">
            <text:p>1.2668</text:p>
          </table:table-cell>
          <table:table-cell table:style-name="ce12" office:value-type="float" office:value="1.6077" calcext:value-type="float">
            <text:p>1.6077</text:p>
          </table:table-cell>
          <table:table-cell table:style-name="ce12" office:value-type="float" office:value="2.0254" calcext:value-type="float">
            <text:p>2.0254</text:p>
          </table:table-cell>
          <table:table-cell table:style-name="ce12" office:value-type="float" office:value="0.6759" calcext:value-type="float">
            <text:p>0.6759</text:p>
          </table:table-cell>
          <table:table-cell table:style-name="ce5" office:value-type="float" office:value="1.0268" calcext:value-type="float">
            <text:p>1.0268</text:p>
          </table:table-cell>
          <table:table-cell table:style-name="ce5" office:value-type="float" office:value="0.9309" calcext:value-type="float">
            <text:p>0.9309</text:p>
          </table:table-cell>
          <table:table-cell table:style-name="ce5" office:value-type="float" office:value="1.1474" calcext:value-type="float">
            <text:p>1.1474</text:p>
          </table:table-cell>
          <table:table-cell table:style-name="ce5" office:value-type="float" office:value="1.1789" calcext:value-type="float">
            <text:p>1.1789</text:p>
          </table:table-cell>
          <table:table-cell table:style-name="ce5" office:value-type="float" office:value="1.0966" calcext:value-type="float">
            <text:p>1.0966</text:p>
          </table:table-cell>
          <table:table-cell table:style-name="ce12" office:value-type="float" office:value="0.418" calcext:value-type="float">
            <text:p>0.418</text:p>
          </table:table-cell>
          <table:table-cell table:style-name="ce12" office:value-type="float" office:value="0.4325" calcext:value-type="float">
            <text:p>0.4325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2365" calcext:value-type="float">
            <text:p>0.2365</text:p>
          </table:table-cell>
          <table:table-cell table:style-name="ce12" office:value-type="float" office:value="0.0776" calcext:value-type="float">
            <text:p>0.077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*</text:p>
          </table:table-cell>
          <table:table-cell office:value-type="string" calcext:value-type="string" table:number-columns-spanned="12" table:number-rows-spanned="1">
            <text:p>Mutations located in Core (1179 entries, μ = 1.625, σ = 2.43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RIM*</text:p>
          </table:table-cell>
          <table:table-cell office:value-type="string" calcext:value-type="string" table:number-columns-spanned="12" table:number-rows-spanned="1">
            <text:p>Mutations located in Rim (527 entries, μ = 0.581, σ = 1.361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NT*</text:p>
          </table:table-cell>
          <table:table-cell office:value-type="string" calcext:value-type="string" table:number-columns-spanned="12" table:number-rows-spanned="1">
            <text:p>Mutations located in Interior (208 entries, μ = 0.685, σ = 1.401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UP*</text:p>
          </table:table-cell>
          <table:table-cell office:value-type="string" calcext:value-type="string" table:number-columns-spanned="12" table:number-rows-spanned="1">
            <text:p>Mutations located in Support (255 entries, μ = 1.36, σ = 1.718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UR*</text:p>
          </table:table-cell>
          <table:table-cell office:value-type="string" calcext:value-type="string" table:number-columns-spanned="12" table:number-rows-spanned="1">
            <text:p>Mutations located in Surface (351 entries, μ = 0.236, σ = 0.616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 table:number-columns-spanned="12" table:number-rows-spanned="1">
            <text:p>Definitions taken from: Levy, Emmanuel D (2010). <text:s/>A simple definition of structural regions in proteins and its use in analyzing interface evolution.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23"/>
        </table:table-row>
      </table:table>
      <table:table table:name="secondary_structure" table:style-name="ta1">
        <table:table-column table:style-name="co1" table:default-cell-style-name="Default"/>
        <table:table-column table:style-name="co24" table:default-cell-style-name="ce10"/>
        <table:table-column table:style-name="co36" table:number-columns-repeated="6" table:default-cell-style-name="ce12"/>
        <table:table-column table:style-name="co37" table:number-columns-repeated="2" table:default-cell-style-name="ce12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number-columns-repeated="3" table:default-cell-style-name="Default"/>
        <table:table-column table:style-name="co36" table:number-columns-repeated="3" table:default-cell-style-name="Default"/>
        <table:table-column table:style-name="co10" table:number-columns-repeated="6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number-columns-repeated="3" table:default-cell-style-name="Default"/>
        <table:table-column table:style-name="co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0" table:number-columns-repeated="2" table:default-cell-style-name="Default"/>
        <table:table-column table:style-name="co45" table:default-cell-style-name="Default"/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2536-D</text:p>
          </table:table-cell>
          <table:covered-table-cell table:number-columns-repeated="8" table:style-name="ce11"/>
          <table:covered-table-cell table:number-columns-repeated="10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6" office:value-type="string" calcext:value-type="string">
            <text:p>nRMSE_A</text:p>
          </table:table-cell>
          <table:table-cell table:style-name="ce6" office:value-type="string" calcext:value-type="string">
            <text:p>nRMSE_B</text:p>
          </table:table-cell>
          <table:table-cell table:style-name="ce6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482" calcext:value-type="float">
            <text:p>0.2482</text:p>
          </table:table-cell>
          <table:table-cell table:style-name="ce12" office:value-type="float" office:value="0.1568" calcext:value-type="float">
            <text:p>0.1568</text:p>
          </table:table-cell>
          <table:table-cell table:style-name="ce12" office:value-type="float" office:value="0.7779" calcext:value-type="float">
            <text:p>0.7779</text:p>
          </table:table-cell>
          <table:table-cell table:style-name="ce12" office:value-type="float" office:value="0.9924" calcext:value-type="float">
            <text:p>0.9924</text:p>
          </table:table-cell>
          <table:table-cell table:style-name="ce12" office:value-type="float" office:value="0.9991" calcext:value-type="float">
            <text:p>0.9991</text:p>
          </table:table-cell>
          <table:table-cell table:style-name="ce5" office:value-type="float" office:value="0.5122" calcext:value-type="float">
            <text:p>0.5122</text:p>
          </table:table-cell>
          <table:table-cell table:style-name="ce5" office:value-type="float" office:value="0.5965" calcext:value-type="float">
            <text:p>0.5965</text:p>
          </table:table-cell>
          <table:table-cell table:style-name="ce5" office:value-type="float" office:value="0.4484" calcext:value-type="float">
            <text:p>0.4484</text:p>
          </table:table-cell>
          <table:table-cell table:style-name="ce12" office:value-type="float" office:value="0.8945" calcext:value-type="float">
            <text:p>0.8945</text:p>
          </table:table-cell>
          <table:table-cell table:style-name="ce12" office:value-type="float" office:value="0.8239" calcext:value-type="float">
            <text:p>0.8239</text:p>
          </table:table-cell>
          <table:table-cell table:style-name="ce12" office:value-type="float" office:value="0.9253" calcext:value-type="float">
            <text:p>0.925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981" calcext:value-type="float">
            <text:p>0.0981</text:p>
          </table:table-cell>
          <table:table-cell table:style-name="ce12" office:value-type="float" office:value="0.0984" calcext:value-type="float">
            <text:p>0.0984</text:p>
          </table:table-cell>
          <table:table-cell table:style-name="ce12" office:value-type="float" office:value="0.7525" calcext:value-type="float">
            <text:p>0.7525</text:p>
          </table:table-cell>
          <table:table-cell table:style-name="ce12" office:value-type="float" office:value="0.9506" calcext:value-type="float">
            <text:p>0.9506</text:p>
          </table:table-cell>
          <table:table-cell table:style-name="ce12" office:value-type="float" office:value="0.9597" calcext:value-type="float">
            <text:p>0.9597</text:p>
          </table:table-cell>
          <table:table-cell table:style-name="ce5" office:value-type="float" office:value="0.4955" calcext:value-type="float">
            <text:p>0.4955</text:p>
          </table:table-cell>
          <table:table-cell table:style-name="ce5" office:value-type="float" office:value="0.5714" calcext:value-type="float">
            <text:p>0.5714</text:p>
          </table:table-cell>
          <table:table-cell table:style-name="ce5" office:value-type="float" office:value="0.4307" calcext:value-type="float">
            <text:p>0.4307</text:p>
          </table:table-cell>
          <table:table-cell table:style-name="ce12" office:value-type="float" office:value="0.8848" calcext:value-type="float">
            <text:p>0.8848</text:p>
          </table:table-cell>
          <table:table-cell table:style-name="ce12" office:value-type="float" office:value="0.8354" calcext:value-type="float">
            <text:p>0.8354</text:p>
          </table:table-cell>
          <table:table-cell table:style-name="ce12" office:value-type="float" office:value="0.9114" calcext:value-type="float">
            <text:p>0.91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8676" calcext:value-type="float">
            <text:p>1.8676</text:p>
          </table:table-cell>
          <table:table-cell office:value-type="float" office:value="2.6631" calcext:value-type="float">
            <text:p>2.6631</text:p>
          </table:table-cell>
          <table:table-cell office:value-type="float" office:value="4.5982" calcext:value-type="float">
            <text:p>4.5982</text:p>
          </table:table-cell>
          <table:table-cell office:value-type="float" office:value="0.9382" calcext:value-type="float">
            <text:p>0.9382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47" calcext:value-type="float">
            <text:p>1.324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2571" calcext:value-type="float">
            <text:p>0.2571</text:p>
          </table:table-cell>
          <table:table-cell table:style-name="ce12" office:value-type="float" office:value="0.249" calcext:value-type="float">
            <text:p>0.249</text:p>
          </table:table-cell>
          <table:table-cell table:style-name="ce12" office:value-type="float" office:value="1.3666" calcext:value-type="float">
            <text:p>1.3666</text:p>
          </table:table-cell>
          <table:table-cell table:style-name="ce12" office:value-type="float" office:value="1.6319" calcext:value-type="float">
            <text:p>1.6319</text:p>
          </table:table-cell>
          <table:table-cell table:style-name="ce12" office:value-type="float" office:value="2.1443" calcext:value-type="float">
            <text:p>2.1443</text:p>
          </table:table-cell>
          <table:table-cell table:style-name="ce5" office:value-type="float" office:value="0.8999" calcext:value-type="float">
            <text:p>0.8999</text:p>
          </table:table-cell>
          <table:table-cell table:style-name="ce5" office:value-type="float" office:value="0.9809" calcext:value-type="float">
            <text:p>0.9809</text:p>
          </table:table-cell>
          <table:table-cell table:style-name="ce5" office:value-type="float" office:value="0.9623" calcext:value-type="float">
            <text:p>0.9623</text:p>
          </table:table-cell>
          <table:table-cell table:style-name="ce12" office:value-type="float" office:value="0.4455" calcext:value-type="float">
            <text:p>0.4455</text:p>
          </table:table-cell>
          <table:table-cell table:style-name="ce12" office:value-type="float" office:value="0.3254" calcext:value-type="float">
            <text:p>0.3254</text:p>
          </table:table-cell>
          <table:table-cell table:style-name="ce12" office:value-type="float" office:value="0.3267" calcext:value-type="float">
            <text:p>0.326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9103" calcext:value-type="float">
            <text:p>1.9103</text:p>
          </table:table-cell>
          <table:table-cell office:value-type="float" office:value="2.519" calcext:value-type="float">
            <text:p>2.519</text:p>
          </table:table-cell>
          <table:table-cell office:value-type="float" office:value="3.742" calcext:value-type="float">
            <text:p>3.742</text:p>
          </table:table-cell>
          <table:table-cell office:value-type="float" office:value="0.9278" calcext:value-type="float">
            <text:p>0.9278</text:p>
          </table:table-cell>
          <table:table-cell office:value-type="float" office:value="1.0862" calcext:value-type="float">
            <text:p>1.0862</text:p>
          </table:table-cell>
          <table:table-cell office:value-type="float" office:value="1.2968" calcext:value-type="float">
            <text:p>1.296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84" calcext:value-type="float">
            <text:p>0.484</text:p>
          </table:table-cell>
          <table:table-cell table:style-name="ce12" office:value-type="float" office:value="0.5081" calcext:value-type="float">
            <text:p>0.5081</text:p>
          </table:table-cell>
          <table:table-cell table:style-name="ce12" office:value-type="float" office:value="1.3821" calcext:value-type="float">
            <text:p>1.3821</text:p>
          </table:table-cell>
          <table:table-cell table:style-name="ce12" office:value-type="float" office:value="1.5871" calcext:value-type="float">
            <text:p>1.5871</text:p>
          </table:table-cell>
          <table:table-cell table:style-name="ce12" office:value-type="float" office:value="1.9344" calcext:value-type="float">
            <text:p>1.9344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0.8681" calcext:value-type="float">
            <text:p>0.8681</text:p>
          </table:table-cell>
          <table:table-cell table:style-name="ce12" office:value-type="float" office:value="0.4501" calcext:value-type="float">
            <text:p>0.4501</text:p>
          </table:table-cell>
          <table:table-cell table:style-name="ce12" office:value-type="float" office:value="0.4248" calcext:value-type="float">
            <text:p>0.4248</text:p>
          </table:table-cell>
          <table:table-cell table:style-name="ce12" office:value-type="float" office:value="0.5656" calcext:value-type="float">
            <text:p>0.565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01" calcext:value-type="float">
            <text:p>0.901</text:p>
          </table:table-cell>
          <table:table-cell office:value-type="float" office:value="0.8415" calcext:value-type="float">
            <text:p>0.8415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242" calcext:value-type="float">
            <text:p>0.1242</text:p>
          </table:table-cell>
          <table:table-cell table:style-name="ce12" office:value-type="float" office:value="0.0996" calcext:value-type="float">
            <text:p>0.0996</text:p>
          </table:table-cell>
          <table:table-cell table:style-name="ce12" office:value-type="float" office:value="0.9492" calcext:value-type="float">
            <text:p>0.9492</text:p>
          </table:table-cell>
          <table:table-cell table:style-name="ce12" office:value-type="float" office:value="0.9173" calcext:value-type="float">
            <text:p>0.9173</text:p>
          </table:table-cell>
          <table:table-cell table:style-name="ce12" office:value-type="float" office:value="1.0781" calcext:value-type="float">
            <text:p>1.0781</text:p>
          </table:table-cell>
          <table:table-cell table:style-name="ce5" office:value-type="float" office:value="0.625" calcext:value-type="float">
            <text:p>0.625</text:p>
          </table:table-cell>
          <table:table-cell table:style-name="ce5" office:value-type="float" office:value="0.5514" calcext:value-type="float">
            <text:p>0.5514</text:p>
          </table:table-cell>
          <table:table-cell table:style-name="ce5" office:value-type="float" office:value="0.4838" calcext:value-type="float">
            <text:p>0.4838</text:p>
          </table:table-cell>
          <table:table-cell table:style-name="ce12" office:value-type="float" office:value="0.8243" calcext:value-type="float">
            <text:p>0.8243</text:p>
          </table:table-cell>
          <table:table-cell table:style-name="ce12" office:value-type="float" office:value="0.8447" calcext:value-type="float">
            <text:p>0.8447</text:p>
          </table:table-cell>
          <table:table-cell table:style-name="ce12" office:value-type="float" office:value="0.8963" calcext:value-type="float">
            <text:p>0.896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4891" calcext:value-type="float">
            <text:p>3.4891</text:p>
          </table:table-cell>
          <table:table-cell office:value-type="float" office:value="4.343" calcext:value-type="float">
            <text:p>4.343</text:p>
          </table:table-cell>
          <table:table-cell office:value-type="float" office:value="6.8219" calcext:value-type="float">
            <text:p>6.8219</text:p>
          </table:table-cell>
          <table:table-cell office:value-type="float" office:value="1.2935" calcext:value-type="float">
            <text:p>1.2935</text:p>
          </table:table-cell>
          <table:table-cell office:value-type="float" office:value="1.4752" calcext:value-type="float">
            <text:p>1.4752</text:p>
          </table:table-cell>
          <table:table-cell office:value-type="float" office:value="1.6562" calcext:value-type="float">
            <text:p>1.6562</text:p>
          </table:table-cell>
          <table:table-cell office:value-type="float" office:value="-0.5015" calcext:value-type="float">
            <text:p>-0.5015</text:p>
          </table:table-cell>
          <table:table-cell office:value-type="float" office:value="-0.3754" calcext:value-type="float">
            <text:p>-0.3754</text:p>
          </table:table-cell>
          <table:table-cell table:style-name="ce12" office:value-type="float" office:value="-0.3116" calcext:value-type="float">
            <text:p>-0.3116</text:p>
          </table:table-cell>
          <table:table-cell table:style-name="ce12" office:value-type="float" office:value="1.8679" calcext:value-type="float">
            <text:p>1.8679</text:p>
          </table:table-cell>
          <table:table-cell table:style-name="ce12" office:value-type="float" office:value="2.084" calcext:value-type="float">
            <text:p>2.084</text:p>
          </table:table-cell>
          <table:table-cell table:style-name="ce12" office:value-type="float" office:value="2.6119" calcext:value-type="float">
            <text:p>2.6119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.2526" calcext:value-type="float">
            <text:p>1.2526</text:p>
          </table:table-cell>
          <table:table-cell table:style-name="ce5" office:value-type="float" office:value="1.1721" calcext:value-type="float">
            <text:p>1.1721</text:p>
          </table:table-cell>
          <table:table-cell table:style-name="ce12" office:value-type="float" office:value="0.2647" calcext:value-type="float">
            <text:p>0.2647</text:p>
          </table:table-cell>
          <table:table-cell table:style-name="ce12" office:value-type="float" office:value="0.2379" calcext:value-type="float">
            <text:p>0.2379</text:p>
          </table:table-cell>
          <table:table-cell table:style-name="ce12" office:value-type="float" office:value="0.1114" calcext:value-type="float">
            <text:p>0.11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2.0439" calcext:value-type="float">
            <text:p>2.0439</text:p>
          </table:table-cell>
          <table:table-cell office:value-type="float" office:value="2.643" calcext:value-type="float">
            <text:p>2.6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0.9508" calcext:value-type="float">
            <text:p>0.9508</text:p>
          </table:table-cell>
          <table:table-cell office:value-type="float" office:value="1.1357" calcext:value-type="float">
            <text:p>1.1357</text:p>
          </table:table-cell>
          <table:table-cell office:value-type="float" office:value="1.2142" calcext:value-type="float">
            <text:p>1.214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2762" calcext:value-type="float">
            <text:p>0.2762</text:p>
          </table:table-cell>
          <table:table-cell table:style-name="ce12" office:value-type="float" office:value="0.0496" calcext:value-type="float">
            <text:p>0.0496</text:p>
          </table:table-cell>
          <table:table-cell table:style-name="ce12" office:value-type="float" office:value="1.4296" calcext:value-type="float">
            <text:p>1.4296</text:p>
          </table:table-cell>
          <table:table-cell table:style-name="ce12" office:value-type="float" office:value="1.6257" calcext:value-type="float">
            <text:p>1.6257</text:p>
          </table:table-cell>
          <table:table-cell table:style-name="ce12" office:value-type="float" office:value="1.7084" calcext:value-type="float">
            <text:p>1.7084</text:p>
          </table:table-cell>
          <table:table-cell table:style-name="ce5" office:value-type="float" office:value="0.9414" calcext:value-type="float">
            <text:p>0.9414</text:p>
          </table:table-cell>
          <table:table-cell table:style-name="ce5" office:value-type="float" office:value="0.9772" calcext:value-type="float">
            <text:p>0.9772</text:p>
          </table:table-cell>
          <table:table-cell table:style-name="ce5" office:value-type="float" office:value="0.7667" calcext:value-type="float">
            <text:p>0.7667</text:p>
          </table:table-cell>
          <table:table-cell table:style-name="ce12" office:value-type="float" office:value="0.4443" calcext:value-type="float">
            <text:p>0.4443</text:p>
          </table:table-cell>
          <table:table-cell table:style-name="ce12" office:value-type="float" office:value="0.3496" calcext:value-type="float">
            <text:p>0.3496</text:p>
          </table:table-cell>
          <table:table-cell table:style-name="ce12" office:value-type="float" office:value="0.6431" calcext:value-type="float">
            <text:p>0.643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2.2174" calcext:value-type="float">
            <text:p>2.2174</text:p>
          </table:table-cell>
          <table:table-cell office:value-type="float" office:value="3.6426" calcext:value-type="float">
            <text:p>3.6426</text:p>
          </table:table-cell>
          <table:table-cell office:value-type="float" office:value="4.662" calcext:value-type="float">
            <text:p>4.662</text:p>
          </table:table-cell>
          <table:table-cell office:value-type="float" office:value="0.962" calcext:value-type="float">
            <text:p>0.962</text:p>
          </table:table-cell>
          <table:table-cell office:value-type="float" office:value="1.325" calcext:value-type="float">
            <text:p>1.325</text:p>
          </table:table-cell>
          <table:table-cell office:value-type="float" office:value="1.3602" calcext:value-type="float">
            <text:p>1.3602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5778" calcext:value-type="float">
            <text:p>0.5778</text:p>
          </table:table-cell>
          <table:table-cell table:style-name="ce12" office:value-type="float" office:value="0.1418" calcext:value-type="float">
            <text:p>0.1418</text:p>
          </table:table-cell>
          <table:table-cell table:style-name="ce12" office:value-type="float" office:value="1.4891" calcext:value-type="float">
            <text:p>1.4891</text:p>
          </table:table-cell>
          <table:table-cell table:style-name="ce12" office:value-type="float" office:value="1.9086" calcext:value-type="float">
            <text:p>1.9086</text:p>
          </table:table-cell>
          <table:table-cell table:style-name="ce12" office:value-type="float" office:value="2.1592" calcext:value-type="float">
            <text:p>2.1592</text:p>
          </table:table-cell>
          <table:table-cell table:style-name="ce5" office:value-type="float" office:value="0.9805" calcext:value-type="float">
            <text:p>0.9805</text:p>
          </table:table-cell>
          <table:table-cell table:style-name="ce5" office:value-type="float" office:value="1.1472" calcext:value-type="float">
            <text:p>1.1472</text:p>
          </table:table-cell>
          <table:table-cell table:style-name="ce5" office:value-type="float" office:value="0.969" calcext:value-type="float">
            <text:p>0.969</text:p>
          </table:table-cell>
          <table:table-cell table:style-name="ce12" office:value-type="float" office:value="0.4705" calcext:value-type="float">
            <text:p>0.4705</text:p>
          </table:table-cell>
          <table:table-cell table:style-name="ce12" office:value-type="float" office:value="0.2878" calcext:value-type="float">
            <text:p>0.2878</text:p>
          </table:table-cell>
          <table:table-cell table:style-name="ce12" office:value-type="float" office:value="0.4708" calcext:value-type="float">
            <text:p>0.4708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12" table:number-rows-spanned="1">
            <text:p>Mutations located in Helix (521 entries, μ = 0.816, σ = 1.519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 table:number-columns-spanned="12" table:number-rows-spanned="1">
            <text:p>Mutations located in Sheet (533 entries, μ = 1.251, σ = 1.664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 table:number-columns-spanned="12" table:number-rows-spanned="1">
            <text:p>Other mutations (1466 entries, μ = 1.161, σ = 2.228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26"/>
        </table:table-row>
      </table:table>
      <table:table table:name="solvent_exposure" table:style-name="ta1">
        <table:table-column table:style-name="co1" table:default-cell-style-name="Default"/>
        <table:table-column table:style-name="co24" table:default-cell-style-name="ce10"/>
        <table:table-column table:style-name="co46" table:number-columns-repeated="4" table:default-cell-style-name="ce12"/>
        <table:table-column table:style-name="co47" table:number-columns-repeated="2" table:default-cell-style-name="ce12"/>
        <table:table-column table:style-name="co48" table:number-columns-repeated="2" table:default-cell-style-name="ce12"/>
        <table:table-column table:style-name="co49" table:number-columns-repeated="2" table:default-cell-style-name="Default"/>
        <table:table-column table:style-name="co36" table:number-columns-repeated="2" table:default-cell-style-name="Default"/>
        <table:table-column table:style-name="co10" table:number-columns-repeated="1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6" office:value-type="string" calcext:value-type="string">
            <text:p>nRMSE_BUR</text:p>
          </table:table-cell>
          <table:table-cell table:style-name="ce6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397" calcext:value-type="float">
            <text:p>1.1397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114" calcext:value-type="float">
            <text:p>0.1114</text:p>
          </table:table-cell>
          <table:table-cell office:value-type="float" office:value="1.0675" calcext:value-type="float">
            <text:p>1.0675</text:p>
          </table:table-cell>
          <table:table-cell office:value-type="float" office:value="0.5954" calcext:value-type="float">
            <text:p>0.5954</text:p>
          </table:table-cell>
          <table:table-cell table:style-name="ce5" office:value-type="float" office:value="0.4877" calcext:value-type="float">
            <text:p>0.4877</text:p>
          </table:table-cell>
          <table:table-cell table:style-name="ce5" office:value-type="float" office:value="0.5184" calcext:value-type="float">
            <text:p>0.5184</text:p>
          </table:table-cell>
          <table:table-cell table:style-name="ce12" office:value-type="float" office:value="0.9032" calcext:value-type="float">
            <text:p>0.9032</text:p>
          </table:table-cell>
          <table:table-cell table:style-name="ce12" office:value-type="float" office:value="0.9008" calcext:value-type="float">
            <text:p>0.90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9" calcext:value-type="float">
            <text:p>0.039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7069" calcext:value-type="float">
            <text:p>0.7069</text:p>
          </table:table-cell>
          <table:table-cell table:style-name="ce5" office:value-type="float" office:value="0.4529" calcext:value-type="float">
            <text:p>0.4529</text:p>
          </table:table-cell>
          <table:table-cell table:style-name="ce5" office:value-type="float" office:value="0.6155" calcext:value-type="float">
            <text:p>0.6155</text:p>
          </table:table-cell>
          <table:table-cell table:style-name="ce12" office:value-type="float" office:value="0.9018" calcext:value-type="float">
            <text:p>0.9018</text:p>
          </table:table-cell>
          <table:table-cell table:style-name="ce12" office:value-type="float" office:value="0.8098" calcext:value-type="float">
            <text:p>0.809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6112" calcext:value-type="float">
            <text:p>4.6112</text:p>
          </table:table-cell>
          <table:table-cell office:value-type="float" office:value="1.1764" calcext:value-type="float">
            <text:p>1.1764</text:p>
          </table:table-cell>
          <table:table-cell office:value-type="float" office:value="1.4223" calcext:value-type="float">
            <text:p>1.4223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1474" calcext:value-type="float">
            <text:p>2.1474</text:p>
          </table:table-cell>
          <table:table-cell office:value-type="float" office:value="1.0846" calcext:value-type="float">
            <text:p>1.0846</text:p>
          </table:table-cell>
          <table:table-cell table:style-name="ce5" office:value-type="float" office:value="0.981" calcext:value-type="float">
            <text:p>0.981</text:p>
          </table:table-cell>
          <table:table-cell table:style-name="ce5" office:value-type="float" office:value="0.9444" calcext:value-type="float">
            <text:p>0.9444</text:p>
          </table:table-cell>
          <table:table-cell table:style-name="ce12" office:value-type="float" office:value="0.2893" calcext:value-type="float">
            <text:p>0.2893</text:p>
          </table:table-cell>
          <table:table-cell table:style-name="ce12" office:value-type="float" office:value="0.3431" calcext:value-type="float">
            <text:p>0.343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904" calcext:value-type="float">
            <text:p>3.904</text:p>
          </table:table-cell>
          <table:table-cell office:value-type="float" office:value="1.1218" calcext:value-type="float">
            <text:p>1.1218</text:p>
          </table:table-cell>
          <table:table-cell office:value-type="float" office:value="1.381" calcext:value-type="float">
            <text:p>1.381</text:p>
          </table:table-cell>
          <table:table-cell office:value-type="float" office:value="0.6674" calcext:value-type="float">
            <text:p>0.66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1756" calcext:value-type="float">
            <text:p>0.1756</text:p>
          </table:table-cell>
          <table:table-cell office:value-type="float" office:value="1.9758" calcext:value-type="float">
            <text:p>1.9758</text:p>
          </table:table-cell>
          <table:table-cell office:value-type="float" office:value="1.0592" calcext:value-type="float">
            <text:p>1.0592</text:p>
          </table:table-cell>
          <table:table-cell table:style-name="ce5" office:value-type="float" office:value="0.9026" calcext:value-type="float">
            <text:p>0.9026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12" office:value-type="float" office:value="0.5092" calcext:value-type="float">
            <text:p>0.5092</text:p>
          </table:table-cell>
          <table:table-cell table:style-name="ce12" office:value-type="float" office:value="0.4178" calcext:value-type="float">
            <text:p>0.41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1623" calcext:value-type="float">
            <text:p>0.1623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1.1285" calcext:value-type="float">
            <text:p>1.1285</text:p>
          </table:table-cell>
          <table:table-cell office:value-type="float" office:value="0.6798" calcext:value-type="float">
            <text:p>0.6798</text:p>
          </table:table-cell>
          <table:table-cell table:style-name="ce5" office:value-type="float" office:value="0.5156" calcext:value-type="float">
            <text:p>0.5156</text:p>
          </table:table-cell>
          <table:table-cell table:style-name="ce5" office:value-type="float" office:value="0.5919" calcext:value-type="float">
            <text:p>0.5919</text:p>
          </table:table-cell>
          <table:table-cell table:style-name="ce12" office:value-type="float" office:value="0.8802" calcext:value-type="float">
            <text:p>0.8802</text:p>
          </table:table-cell>
          <table:table-cell table:style-name="ce12" office:value-type="float" office:value="0.8135" calcext:value-type="float">
            <text:p>0.813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8453" calcext:value-type="float">
            <text:p>6.8453</text:p>
          </table:table-cell>
          <table:table-cell office:value-type="float" office:value="2.5405" calcext:value-type="float">
            <text:p>2.5405</text:p>
          </table:table-cell>
          <table:table-cell office:value-type="float" office:value="1.7437" calcext:value-type="float">
            <text:p>1.7437</text:p>
          </table:table-cell>
          <table:table-cell office:value-type="float" office:value="1.0448" calcext:value-type="float">
            <text:p>1.0448</text:p>
          </table:table-cell>
          <table:table-cell office:value-type="float" office:value="-0.3767" calcext:value-type="float">
            <text:p>-0.3767</text:p>
          </table:table-cell>
          <table:table-cell office:value-type="float" office:value="-0.3338" calcext:value-type="float">
            <text:p>-0.3338</text:p>
          </table:table-cell>
          <table:table-cell office:value-type="float" office:value="2.6164" calcext:value-type="float">
            <text:p>2.6164</text:p>
          </table:table-cell>
          <table:table-cell office:value-type="float" office:value="1.5939" calcext:value-type="float">
            <text:p>1.5939</text:p>
          </table:table-cell>
          <table:table-cell table:style-name="ce5" office:value-type="float" office:value="1.1952" calcext:value-type="float">
            <text:p>1.1952</text:p>
          </table:table-cell>
          <table:table-cell table:style-name="ce5" office:value-type="float" office:value="1.3879" calcext:value-type="float">
            <text:p>1.3879</text:p>
          </table:table-cell>
          <table:table-cell table:style-name="ce12" office:value-type="float" office:value="0.1178" calcext:value-type="float">
            <text:p>0.1178</text:p>
          </table:table-cell>
          <table:table-cell table:style-name="ce12" office:value-type="float" office:value="0.0255" calcext:value-type="float">
            <text:p>0.02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indProfX #</text:p>
          </table:table-cell>
          <table:table-cell office:value-type="float" office:value="3.2483" calcext:value-type="float">
            <text:p>3.2483</text:p>
          </table:table-cell>
          <table:table-cell office:value-type="float" office:value="1.2685" calcext:value-type="float">
            <text:p>1.2685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1607" calcext:value-type="float">
            <text:p>0.1607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1.8023" calcext:value-type="float">
            <text:p>1.8023</text:p>
          </table:table-cell>
          <table:table-cell office:value-type="float" office:value="1.1263" calcext:value-type="float">
            <text:p>1.1263</text:p>
          </table:table-cell>
          <table:table-cell table:style-name="ce5" office:value-type="float" office:value="0.8234" calcext:value-type="float">
            <text:p>0.8234</text:p>
          </table:table-cell>
          <table:table-cell table:style-name="ce5" office:value-type="float" office:value="0.9807" calcext:value-type="float">
            <text:p>0.9807</text:p>
          </table:table-cell>
          <table:table-cell table:style-name="ce12" office:value-type="float" office:value="0.5739" calcext:value-type="float">
            <text:p>0.5739</text:p>
          </table:table-cell>
          <table:table-cell table:style-name="ce12" office:value-type="float" office:value="0.3392" calcext:value-type="float">
            <text:p>0.33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oldX</text:p>
          </table:table-cell>
          <table:table-cell office:value-type="float" office:value="5.0786" calcext:value-type="float">
            <text:p>5.0786</text:p>
          </table:table-cell>
          <table:table-cell office:value-type="float" office:value="1.119" calcext:value-type="float">
            <text:p>1.119</text:p>
          </table:table-cell>
          <table:table-cell office:value-type="float" office:value="1.5244" calcext:value-type="float">
            <text:p>1.5244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2" calcext:value-type="float">
            <text:p>0.222</text:p>
          </table:table-cell>
          <table:table-cell office:value-type="float" office:value="2.2536" calcext:value-type="float">
            <text:p>2.2536</text:p>
          </table:table-cell>
          <table:table-cell office:value-type="float" office:value="1.0578" calcext:value-type="float">
            <text:p>1.0578</text:p>
          </table:table-cell>
          <table:table-cell table:style-name="ce5" office:value-type="float" office:value="1.0295" calcext:value-type="float">
            <text:p>1.0295</text:p>
          </table:table-cell>
          <table:table-cell table:style-name="ce5" office:value-type="float" office:value="0.9211" calcext:value-type="float">
            <text:p>0.9211</text:p>
          </table:table-cell>
          <table:table-cell table:style-name="ce12" office:value-type="float" office:value="0.4157" calcext:value-type="float">
            <text:p>0.4157</text:p>
          </table:table-cell>
          <table:table-cell table:style-name="ce12" office:value-type="float" office:value="0.4467" calcext:value-type="float">
            <text:p>0.4467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BUR</text:p>
          </table:table-cell>
          <table:table-cell office:value-type="string" calcext:value-type="string" table:number-columns-spanned="12" table:number-rows-spanned="1">
            <text:p>Mutations in burried residues (cRSA &lt; 30.0) (1796 entries, μ = 1.379, σ = 2.189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 table:number-columns-spanned="12" table:number-rows-spanned="1">
            <text:p>Mutations in solvent exposed residues (cRSA &gt;= 30.0) (724 entries, μ = 0.439, σ = 1.148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 table:number-columns-spanned="13" table:number-rows-spanned="1">
            <text:p># BindProfX values for multi-n-mers with n &gt; 2 are taken as FoldX values as its second term (Interface Profile Score) can only be computed for dimers</text:p>
          </table:table-cell>
          <table:covered-table-cell table:number-columns-repeated="8" table:style-name="Default"/>
          <table:covered-table-cell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23:49:12.369758251</dc:date>
    <meta:editing-duration>PT1H40M36S</meta:editing-duration>
    <meta:editing-cycles>17</meta:editing-cycles>
    <meta:generator>LibreOffice/7.3.7.2$Linux_X86_64 LibreOffice_project/30$Build-2</meta:generator>
    <meta:document-statistic meta:table-count="6" meta:cell-count="1036" meta:object-count="0"/>
  </office:meta>
</office:document-meta>
</file>